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</table:table-row>
        <table:table-row table:style-name="ro1">
          <table:table-cell office:value-type="string" calcext:value-type="string">
            <text:p>SPÓŁDZIELNIA "OWNERSHIP"</text:p>
          </table:table-cell>
          <table:table-cell office:value-type="float" office:value="1007387" calcext:value-type="float">
            <text:p>1007387</text:p>
          </table:table-cell>
          <table:table-cell office:value-type="float" office:value="5213997385" calcext:value-type="float">
            <text:p>5213997385</text:p>
          </table:table-cell>
          <table:table-cell office:value-type="float" office:value="52394695600000" calcext:value-type="float">
            <text:p>52394695600000</text:p>
          </table:table-cell>
          <table:table-cell office:value-type="string" calcext:value-type="string">
            <text:p>UL. GRAŻYNY 13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22</text:p>
          </table:table-cell>
          <table:table-cell office:value-type="float" office:value="52.2036254" calcext:value-type="float">
            <text:p>52.2036254</text:p>
          </table:table-cell>
          <table:table-cell office:value-type="float" office:value="21.0202967" calcext:value-type="float">
            <text:p>21.0202967</text:p>
          </table:table-cell>
        </table:table-row>
        <table:table-row table:style-name="ro1">
          <table:table-cell office:value-type="string" calcext:value-type="string">
            <text:p>SPÓŁDZIELNIA DOBRZE</text:p>
          </table:table-cell>
          <table:table-cell office:value-type="float" office:value="1005489" calcext:value-type="float">
            <text:p>1005489</text:p>
          </table:table-cell>
          <table:table-cell office:value-type="float" office:value="5213996960" calcext:value-type="float">
            <text:p>5213996960</text:p>
          </table:table-cell>
          <table:table-cell office:value-type="float" office:value="52392760500000" calcext:value-type="float">
            <text:p>52392760500000</text:p>
          </table:table-cell>
          <table:table-cell office:value-type="string" calcext:value-type="string">
            <text:p>UL. POLNA 18/20</text:p>
          </table:table-cell>
          <table:table-cell office:value-type="string" calcext:value-type="string">
            <text:p>00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2.2022</text:p>
          </table:table-cell>
          <table:table-cell office:value-type="float" office:value="52.21601795" calcext:value-type="float">
            <text:p>52.21601795</text:p>
          </table:table-cell>
          <table:table-cell office:value-type="float" office:value="21.0183220669522" calcext:value-type="float">
            <text:p>21.0183220669522</text:p>
          </table:table-cell>
        </table:table-row>
        <table:table-row table:style-name="ro1">
          <table:table-cell office:value-type="string" calcext:value-type="string">
            <text:p>SPÓŁDZIELNIA MIESZKANIOWA "OSTOJA"</text:p>
          </table:table-cell>
          <table:table-cell office:value-type="float" office:value="1006590" calcext:value-type="float">
            <text:p>1006590</text:p>
          </table:table-cell>
          <table:table-cell office:value-type="float" office:value="1133079805" calcext:value-type="float">
            <text:p>1133079805</text:p>
          </table:table-cell>
          <table:table-cell office:value-type="float" office:value="52385832400000" calcext:value-type="float">
            <text:p>52385832400000</text:p>
          </table:table-cell>
          <table:table-cell office:value-type="string" calcext:value-type="string">
            <text:p>ALEJA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2.2022</text:p>
          </table:table-cell>
          <table:table-cell office:value-type="float" office:value="52.2436275" calcext:value-type="float">
            <text:p>52.2436275</text:p>
          </table:table-cell>
          <table:table-cell office:value-type="float" office:value="21.085082" calcext:value-type="float">
            <text:p>21.085082</text:p>
          </table:table-cell>
        </table:table-row>
        <table:table-row table:style-name="ro1">
          <table:table-cell office:value-type="string" calcext:value-type="string">
            <text:p>SPÓŁDZIELNIA PRACY KOOPERATYWA RAZEM</text:p>
          </table:table-cell>
          <table:table-cell office:value-type="float" office:value="980939" calcext:value-type="float">
            <text:p>980939</text:p>
          </table:table-cell>
          <table:table-cell office:value-type="float" office:value="5252914759" calcext:value-type="float">
            <text:p>5252914759</text:p>
          </table:table-cell>
          <table:table-cell office:value-type="float" office:value="52252164000000" calcext:value-type="float">
            <text:p>52252164000000</text:p>
          </table:table-cell>
          <table:table-cell office:value-type="string" calcext:value-type="string">
            <text:p>ALEJA KOMANDOSÓW 33</text:p>
          </table:table-cell>
          <table:table-cell office:value-type="string" calcext:value-type="string">
            <text:p>04-4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7.2022</text:p>
          </table:table-cell>
          <table:table-cell office:value-type="float" office:value="52.2530859" calcext:value-type="float">
            <text:p>52.2530859</text:p>
          </table:table-cell>
          <table:table-cell office:value-type="float" office:value="21.1682203478748" calcext:value-type="float">
            <text:p>21.1682203478748</text:p>
          </table:table-cell>
        </table:table-row>
        <table:table-row table:style-name="ro1">
          <table:table-cell office:value-type="string" calcext:value-type="string">
            <text:p>SPÓŁDZIELNIA SOCJALNA SŁUSZNA STRAWA</text:p>
          </table:table-cell>
          <table:table-cell office:value-type="float" office:value="913379" calcext:value-type="float">
            <text:p>913379</text:p>
          </table:table-cell>
          <table:table-cell office:value-type="float" office:value="5213938247" calcext:value-type="float">
            <text:p>5213938247</text:p>
          </table:table-cell>
          <table:table-cell office:value-type="float" office:value="38986134400000" calcext:value-type="float">
            <text:p>38986134400000</text:p>
          </table:table-cell>
          <table:table-cell office:value-type="string" calcext:value-type="string">
            <text:p>UL. WAWRZYŃCA ŻUŁAWSKIEGO 4/6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21</text:p>
          </table:table-cell>
          <table:table-cell office:value-type="float" office:value="52.1908086" calcext:value-type="float">
            <text:p>52.1908086</text:p>
          </table:table-cell>
          <table:table-cell office:value-type="float" office:value="20.9917487" calcext:value-type="float">
            <text:p>20.9917487</text:p>
          </table:table-cell>
        </table:table-row>
        <table:table-row table:style-name="ro1">
          <table:table-cell office:value-type="string" calcext:value-type="string">
            <text:p>SPÓŁDZIELNIA SOCJALNA "CATERIE"</text:p>
          </table:table-cell>
          <table:table-cell office:value-type="float" office:value="915297" calcext:value-type="float">
            <text:p>915297</text:p>
          </table:table-cell>
          <table:table-cell office:value-type="float" office:value="7011046914" calcext:value-type="float">
            <text:p>7011046914</text:p>
          </table:table-cell>
          <table:table-cell office:value-type="float" office:value="38966338300000" calcext:value-type="float">
            <text:p>38966338300000</text:p>
          </table:table-cell>
          <table:table-cell office:value-type="string" calcext:value-type="string">
            <text:p>UL. ADOLFA SULIGOWSKIEGO 11/15, 8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21</text:p>
          </table:table-cell>
          <table:table-cell office:value-type="float" office:value="52.2113395" calcext:value-type="float">
            <text:p>52.2113395</text:p>
          </table:table-cell>
          <table:table-cell office:value-type="float" office:value="21.0455903662088" calcext:value-type="float">
            <text:p>21.0455903662088</text:p>
          </table:table-cell>
        </table:table-row>
        <table:table-row table:style-name="ro1">
          <table:table-cell office:value-type="string" calcext:value-type="string">
            <text:p>SPÓŁDZIELNIA SOCJALNA OCHOTA</text:p>
          </table:table-cell>
          <table:table-cell office:value-type="float" office:value="899275" calcext:value-type="float">
            <text:p>899275</text:p>
          </table:table-cell>
          <table:table-cell office:value-type="float" office:value="5272957648" calcext:value-type="float">
            <text:p>5272957648</text:p>
          </table:table-cell>
          <table:table-cell office:value-type="float" office:value="38893334300000" calcext:value-type="float">
            <text:p>38893334300000</text:p>
          </table:table-cell>
          <table:table-cell office:value-type="string" calcext:value-type="string">
            <text:p>UL. SZCZĘŚLIWICKA 36</text:p>
          </table:table-cell>
          <table:table-cell office:value-type="string" calcext:value-type="string">
            <text:p>02-3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21</text:p>
          </table:table-cell>
          <table:table-cell office:value-type="float" office:value="52.2182578" calcext:value-type="float">
            <text:p>52.2182578</text:p>
          </table:table-cell>
          <table:table-cell office:value-type="float" office:value="20.9714910646269" calcext:value-type="float">
            <text:p>20.9714910646269</text:p>
          </table:table-cell>
        </table:table-row>
        <table:table-row table:style-name="ro1">
          <table:table-cell office:value-type="string" calcext:value-type="string">
            <text:p>PLZ SPÓŁDZIELNIA</text:p>
          </table:table-cell>
          <table:table-cell office:value-type="float" office:value="894451" calcext:value-type="float">
            <text:p>894451</text:p>
          </table:table-cell>
          <table:table-cell office:value-type="float" office:value="5272955419" calcext:value-type="float">
            <text:p>5272955419</text:p>
          </table:table-cell>
          <table:table-cell office:value-type="float" office:value="38870577700000" calcext:value-type="float">
            <text:p>38870577700000</text:p>
          </table:table-cell>
          <table:table-cell office:value-type="string" calcext:value-type="string">
            <text:p>UL. GRAŻYNY 13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21</text:p>
          </table:table-cell>
          <table:table-cell office:value-type="float" office:value="52.2036254" calcext:value-type="float">
            <text:p>52.2036254</text:p>
          </table:table-cell>
          <table:table-cell office:value-type="float" office:value="21.0202967" calcext:value-type="float">
            <text:p>21.0202967</text:p>
          </table:table-cell>
        </table:table-row>
        <table:table-row table:style-name="ro1">
          <table:table-cell office:value-type="string" calcext:value-type="string">
            <text:p>VITALNA SPÓŁDZIELNIA SOCJALNA</text:p>
          </table:table-cell>
          <table:table-cell office:value-type="float" office:value="892358" calcext:value-type="float">
            <text:p>892358</text:p>
          </table:table-cell>
          <table:table-cell office:value-type="float" office:value="7011029152" calcext:value-type="float">
            <text:p>7011029152</text:p>
          </table:table-cell>
          <table:table-cell office:value-type="float" office:value="38868781000000" calcext:value-type="float">
            <text:p>38868781000000</text:p>
          </table:table-cell>
          <table:table-cell office:value-type="string" calcext:value-type="string">
            <text:p>UL. BITWY POD LENINO 13</text:p>
          </table:table-cell>
          <table:table-cell office:value-type="string" calcext:value-type="string">
            <text:p>01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4.2021</text:p>
          </table:table-cell>
          <table:table-cell office:value-type="float" office:value="52.2385587" calcext:value-type="float">
            <text:p>52.2385587</text:p>
          </table:table-cell>
          <table:table-cell office:value-type="float" office:value="20.9441921761039" calcext:value-type="float">
            <text:p>20.9441921761039</text:p>
          </table:table-cell>
        </table:table-row>
        <table:table-row table:style-name="ro1">
          <table:table-cell office:value-type="string" calcext:value-type="string">
            <text:p>SPÓŁDZIELNIA SOCJALNA "GWIAZDKA" W LIKWIDACJI</text:p>
          </table:table-cell>
          <table:table-cell office:value-type="float" office:value="884629" calcext:value-type="float">
            <text:p>884629</text:p>
          </table:table-cell>
          <table:table-cell office:value-type="float" office:value="1133028216" calcext:value-type="float">
            <text:p>1133028216</text:p>
          </table:table-cell>
          <table:table-cell office:value-type="float" office:value="38826023000000" calcext:value-type="float">
            <text:p>38826023000000</text:p>
          </table:table-cell>
          <table:table-cell office:value-type="string" calcext:value-type="string">
            <text:p>UL. JANA ZAMOYSKIEGO 43, U4/315</text:p>
          </table:table-cell>
          <table:table-cell office:value-type="string" calcext:value-type="string">
            <text:p>03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2.2021</text:p>
          </table:table-cell>
          <table:table-cell office:value-type="float" office:value="52.2477422" calcext:value-type="float">
            <text:p>52.2477422</text:p>
          </table:table-cell>
          <table:table-cell office:value-type="float" office:value="21.0488316" calcext:value-type="float">
            <text:p>21.0488316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</table:table-row>
        <table:table-row table:style-name="ro1">
          <table:table-cell office:value-type="string" calcext:value-type="string">
            <text:p>SPÓŁDZIELNIA SOCJALNA FENIX W WARSZAWIE</text:p>
          </table:table-cell>
          <table:table-cell office:value-type="float" office:value="749174" calcext:value-type="float">
            <text:p>749174</text:p>
          </table:table-cell>
          <table:table-cell office:value-type="float" office:value="7182149733" calcext:value-type="float">
            <text:p>7182149733</text:p>
          </table:table-cell>
          <table:table-cell office:value-type="float" office:value="38132841000000" calcext:value-type="float">
            <text:p>38132841000000</text:p>
          </table:table-cell>
          <table:table-cell office:value-type="string" calcext:value-type="string">
            <text:p>UL. WILLIAMA HEERLEINA LINDLEYA 16</text:p>
          </table:table-cell>
          <table:table-cell office:value-type="string" calcext:value-type="string">
            <text:p>02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18</text:p>
          </table:table-cell>
          <table:table-cell office:value-type="float" office:value="52.226278" calcext:value-type="float">
            <text:p>52.226278</text:p>
          </table:table-cell>
          <table:table-cell office:value-type="float" office:value="20.996286" calcext:value-type="float">
            <text:p>20.996286</text:p>
          </table:table-cell>
        </table:table-row>
        <table:table-row table:style-name="ro1">
          <table:table-cell office:value-type="string" calcext:value-type="string">
            <text:p>SPÓŁDZIELNIA SOCJALNA DLA ZDROWIA</text:p>
          </table:table-cell>
          <table:table-cell office:value-type="float" office:value="748529" calcext:value-type="float">
            <text:p>748529</text:p>
          </table:table-cell>
          <table:table-cell office:value-type="float" office:value="5461394784" calcext:value-type="float">
            <text:p>5461394784</text:p>
          </table:table-cell>
          <table:table-cell office:value-type="float" office:value="38128409000000" calcext:value-type="float">
            <text:p>38128409000000</text:p>
          </table:table-cell>
          <table:table-cell office:value-type="string" calcext:value-type="string">
            <text:p>UL. DŁUGA 29</text:p>
          </table:table-cell>
          <table:table-cell office:value-type="string" calcext:value-type="string">
            <text:p>00-2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18</text:p>
          </table:table-cell>
          <table:table-cell office:value-type="float" office:value="52.2465383" calcext:value-type="float">
            <text:p>52.2465383</text:p>
          </table:table-cell>
          <table:table-cell office:value-type="float" office:value="21.0044545" calcext:value-type="float">
            <text:p>21.0044545</text:p>
          </table:table-cell>
        </table:table-row>
        <table:table-row table:style-name="ro1">
          <table:table-cell office:value-type="string" calcext:value-type="string">
            <text:p>BIOVALLEY SPÓŁDZIELNIA SOCJALNA</text:p>
          </table:table-cell>
          <table:table-cell office:value-type="float" office:value="742589" calcext:value-type="float">
            <text:p>742589</text:p>
          </table:table-cell>
          <table:table-cell office:value-type="float" office:value="5252757863" calcext:value-type="float">
            <text:p>5252757863</text:p>
          </table:table-cell>
          <table:table-cell office:value-type="float" office:value="38087537900000" calcext:value-type="float">
            <text:p>38087537900000</text:p>
          </table:table-cell>
          <table:table-cell office:value-type="string" calcext:value-type="string">
            <text:p>UL. ZŁOTA 9, 14</text:p>
          </table:table-cell>
          <table:table-cell office:value-type="string" calcext:value-type="string">
            <text:p>00-0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18</text:p>
          </table:table-cell>
          <table:table-cell office:value-type="float" office:value="52.2327432" calcext:value-type="float">
            <text:p>52.2327432</text:p>
          </table:table-cell>
          <table:table-cell office:value-type="float" office:value="21.0116281" calcext:value-type="float">
            <text:p>21.0116281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</table:table-row>
        <table:table-row table:style-name="ro1">
          <table:table-cell office:value-type="string" calcext:value-type="string">
            <text:p>PLATINUM OSTRÓDA - SPÓŁDZIELNIA</text:p>
          </table:table-cell>
          <table:table-cell office:value-type="float" office:value="682973" calcext:value-type="float">
            <text:p>682973</text:p>
          </table:table-cell>
          <table:table-cell office:value-type="float" office:value="5272811287" calcext:value-type="float">
            <text:p>5272811287</text:p>
          </table:table-cell>
          <table:table-cell office:value-type="float" office:value="36755420500000" calcext:value-type="float">
            <text:p>36755420500000</text:p>
          </table:table-cell>
          <table:table-cell office:value-type="string" calcext:value-type="string">
            <text:p>UL. WRONIA 45, 175</text:p>
          </table:table-cell>
          <table:table-cell office:value-type="string" calcext:value-type="string">
            <text:p>00-8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6.2017</text:p>
          </table:table-cell>
          <table:table-cell office:value-type="float" office:value="52.234608" calcext:value-type="float">
            <text:p>52.234608</text:p>
          </table:table-cell>
          <table:table-cell office:value-type="float" office:value="20.9850283" calcext:value-type="float">
            <text:p>20.9850283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</table:table-row>
        <table:table-row table:style-name="ro1">
          <table:table-cell office:value-type="string" calcext:value-type="string">
            <text:p>SPÓŁDZIELNIA SOCJALNA POGŁOS</text:p>
          </table:table-cell>
          <table:table-cell office:value-type="float" office:value="637611" calcext:value-type="float">
            <text:p>637611</text:p>
          </table:table-cell>
          <table:table-cell office:value-type="float" office:value="5272780813" calcext:value-type="float">
            <text:p>5272780813</text:p>
          </table:table-cell>
          <table:table-cell office:value-type="float" office:value="36547899000000" calcext:value-type="float">
            <text:p>36547899000000</text:p>
          </table:table-cell>
          <table:table-cell office:value-type="string" calcext:value-type="string">
            <text:p>UL. SADY ŻOLIBORSKIE 13, 23</text:p>
          </table:table-cell>
          <table:table-cell office:value-type="string" calcext:value-type="string">
            <text:p>01-7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16</text:p>
          </table:table-cell>
          <table:table-cell office:value-type="float" office:value="52.2661898" calcext:value-type="float">
            <text:p>52.2661898</text:p>
          </table:table-cell>
          <table:table-cell office:value-type="float" office:value="20.9716557460536" calcext:value-type="float">
            <text:p>20.9716557460536</text:p>
          </table:table-cell>
        </table:table-row>
        <table:table-row table:style-name="ro1">
          <table:table-cell office:value-type="string" calcext:value-type="string">
            <text:p>SPÓŁDZIELNIA SOCJALNA "POŻYWIENIE - DAREM SERCA"</text:p>
          </table:table-cell>
          <table:table-cell office:value-type="float" office:value="626144" calcext:value-type="float">
            <text:p>626144</text:p>
          </table:table-cell>
          <table:table-cell office:value-type="float" office:value="5252669082" calcext:value-type="float">
            <text:p>5252669082</text:p>
          </table:table-cell>
          <table:table-cell office:value-type="float" office:value="36497383500000" calcext:value-type="float">
            <text:p>36497383500000</text:p>
          </table:table-cell>
          <table:table-cell office:value-type="string" calcext:value-type="string">
            <text:p>UL. KS. JERZEGO POPIEŁUSZKI 14, 117</text:p>
          </table:table-cell>
          <table:table-cell office:value-type="string" calcext:value-type="string">
            <text:p>01-5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16</text:p>
          </table:table-cell>
          <table:table-cell office:value-type="float" office:value="52.26937025" calcext:value-type="float">
            <text:p>52.26937025</text:p>
          </table:table-cell>
          <table:table-cell office:value-type="float" office:value="20.976370042982" calcext:value-type="float">
            <text:p>20.976370042982</text:p>
          </table:table-cell>
        </table:table-row>
        <table:table-row table:style-name="ro1">
          <table:table-cell office:value-type="string" calcext:value-type="string">
            <text:p>SPÓŁDZIELNIA SOCJALNA 4SMART</text:p>
          </table:table-cell>
          <table:table-cell office:value-type="float" office:value="608681" calcext:value-type="float">
            <text:p>608681</text:p>
          </table:table-cell>
          <table:table-cell office:value-type="float" office:value="9512409352" calcext:value-type="float">
            <text:p>9512409352</text:p>
          </table:table-cell>
          <table:table-cell office:value-type="float" office:value="36401494500000" calcext:value-type="float">
            <text:p>36401494500000</text:p>
          </table:table-cell>
          <table:table-cell office:value-type="string" calcext:value-type="string">
            <text:p>UL. GROCHOWSKA 178/184</text:p>
          </table:table-cell>
          <table:table-cell office:value-type="string" calcext:value-type="string">
            <text:p>04-3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3.2016</text:p>
          </table:table-cell>
          <table:table-cell office:value-type="float" office:value="52.2453676" calcext:value-type="float">
            <text:p>52.2453676</text:p>
          </table:table-cell>
          <table:table-cell office:value-type="float" office:value="21.0899333" calcext:value-type="float">
            <text:p>21.0899333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</table:table-row>
        <table:table-row table:style-name="ro1">
          <table:table-cell office:value-type="string" calcext:value-type="string">
            <text:p>SPÓŁDZIELNIA SYSTEMU OCHRONY ZRZESZENIA BPS</text:p>
          </table:table-cell>
          <table:table-cell office:value-type="float" office:value="572997" calcext:value-type="float">
            <text:p>572997</text:p>
          </table:table-cell>
          <table:table-cell office:value-type="float" office:value="5272743717" calcext:value-type="float">
            <text:p>5272743717</text:p>
          </table:table-cell>
          <table:table-cell office:value-type="float" office:value="36240726700000" calcext:value-type="float">
            <text:p>36240726700000</text:p>
          </table:table-cell>
          <table:table-cell office:value-type="string" calcext:value-type="string">
            <text:p>UL. GRZYBOWSKA 81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8.2015</text:p>
          </table:table-cell>
          <table:table-cell office:value-type="float" office:value="52.2327806" calcext:value-type="float">
            <text:p>52.2327806</text:p>
          </table:table-cell>
          <table:table-cell office:value-type="float" office:value="20.9801334" calcext:value-type="float">
            <text:p>20.9801334</text:p>
          </table:table-cell>
        </table:table-row>
        <table:table-row table:style-name="ro1">
          <table:table-cell office:value-type="string" calcext:value-type="string">
            <text:p>ŁÓDZKA SPÓŁDZIELNIA GRUPA PRODUCENTÓW MLEKA</text:p>
          </table:table-cell>
          <table:table-cell office:value-type="float" office:value="560384" calcext:value-type="float">
            <text:p>560384</text:p>
          </table:table-cell>
          <table:table-cell office:value-type="float" office:value="5252622666" calcext:value-type="float">
            <text:p>5252622666</text:p>
          </table:table-cell>
          <table:table-cell office:value-type="float" office:value="36188381800000" calcext:value-type="float">
            <text:p>36188381800000</text:p>
          </table:table-cell>
          <table:table-cell office:value-type="string" calcext:value-type="string">
            <text:p>UL. HOŻA 66/68</text:p>
          </table:table-cell>
          <table:table-cell office:value-type="string" calcext:value-type="string">
            <text:p>00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15</text:p>
          </table:table-cell>
          <table:table-cell office:value-type="float" office:value="52.2252993" calcext:value-type="float">
            <text:p>52.2252993</text:p>
          </table:table-cell>
          <table:table-cell office:value-type="float" office:value="21.0095174" calcext:value-type="float">
            <text:p>21.0095174</text:p>
          </table:table-cell>
        </table:table-row>
        <table:table-row table:style-name="ro1">
          <table:table-cell office:value-type="string" calcext:value-type="string">
            <text:p>SPÓŁDZIELNIA SOCJALNA KOOPERATYWY GROCHOWSKIEJ</text:p>
          </table:table-cell>
          <table:table-cell office:value-type="float" office:value="562918" calcext:value-type="float">
            <text:p>562918</text:p>
          </table:table-cell>
          <table:table-cell office:value-type="float" office:value="1132891887" calcext:value-type="float">
            <text:p>1132891887</text:p>
          </table:table-cell>
          <table:table-cell office:value-type="float" office:value="36185146800000" calcext:value-type="float">
            <text:p>36185146800000</text:p>
          </table:table-cell>
          <table:table-cell office:value-type="string" calcext:value-type="string">
            <text:p>UL. LUDWIKA MICHAŁA PACA 40</text:p>
          </table:table-cell>
          <table:table-cell office:value-type="string" calcext:value-type="string">
            <text:p>04-3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15</text:p>
          </table:table-cell>
          <table:table-cell office:value-type="float" office:value="52.2490197" calcext:value-type="float">
            <text:p>52.2490197</text:p>
          </table:table-cell>
          <table:table-cell office:value-type="float" office:value="21.0834044372494" calcext:value-type="float">
            <text:p>21.0834044372494</text:p>
          </table:table-cell>
        </table:table-row>
        <table:table-row table:style-name="ro1">
          <table:table-cell office:value-type="string" calcext:value-type="string">
            <text:p>SPÓŁDZIELNIA SOCJALNA BIZ W LIKWIDACJI</text:p>
          </table:table-cell>
          <table:table-cell office:value-type="float" office:value="525466" calcext:value-type="float">
            <text:p>525466</text:p>
          </table:table-cell>
          <table:table-cell office:value-type="float" office:value="5252599074" calcext:value-type="float">
            <text:p>5252599074</text:p>
          </table:table-cell>
          <table:table-cell office:value-type="float" office:value="14749427000000" calcext:value-type="float">
            <text:p>14749427000000</text:p>
          </table:table-cell>
          <table:table-cell office:value-type="string" calcext:value-type="string">
            <text:p>DUCHNICKA 3, 89</text:p>
          </table:table-cell>
          <table:table-cell office:value-type="string" calcext:value-type="string">
            <text:p>01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14</text:p>
          </table:table-cell>
          <table:table-cell office:value-type="float" office:value="52.2565482" calcext:value-type="float">
            <text:p>52.2565482</text:p>
          </table:table-cell>
          <table:table-cell office:value-type="float" office:value="20.9696778198519" calcext:value-type="float">
            <text:p>20.9696778198519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</table:table-row>
        <table:table-row table:style-name="ro1">
          <table:table-cell office:value-type="string" calcext:value-type="string">
            <text:p>SPÓŁDZIELNIA SOCJALNA "EDUKATOR"</text:p>
          </table:table-cell>
          <table:table-cell office:value-type="float" office:value="504961" calcext:value-type="float">
            <text:p>504961</text:p>
          </table:table-cell>
          <table:table-cell office:value-type="float" office:value="5252589354" calcext:value-type="float">
            <text:p>5252589354</text:p>
          </table:table-cell>
          <table:table-cell office:value-type="float" office:value="14723210400000" calcext:value-type="float">
            <text:p>14723210400000</text:p>
          </table:table-cell>
          <table:table-cell office:value-type="string" calcext:value-type="string">
            <text:p>UL. LUDWIKA RYDYGIERA 8 BUD.19</text:p>
          </table:table-cell>
          <table:table-cell office:value-type="string" calcext:value-type="string">
            <text:p>01-7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5.2014</text:p>
          </table:table-cell>
          <table:table-cell table:style-name="ce1" office:value-type="float" office:value="52.2613257" calcext:value-type="float">
            <text:p>52.2613257</text:p>
          </table:table-cell>
          <table:table-cell office:value-type="float" office:value="20.9744971896136" calcext:value-type="float">
            <text:p>20.9744971896136</text:p>
          </table:table-cell>
        </table:table-row>
        <table:table-row table:style-name="ro1">
          <table:table-cell office:value-type="string" calcext:value-type="string">
            <text:p>SPÓŁDZIELNIA SOCJALNA "PIEKIEŁKO"</text:p>
          </table:table-cell>
          <table:table-cell office:value-type="float" office:value="502673" calcext:value-type="float">
            <text:p>502673</text:p>
          </table:table-cell>
          <table:table-cell office:value-type="float" office:value="6652993734" calcext:value-type="float">
            <text:p>6652993734</text:p>
          </table:table-cell>
          <table:table-cell office:value-type="float" office:value="30267632400000" calcext:value-type="float">
            <text:p>30267632400000</text:p>
          </table:table-cell>
          <table:table-cell office:value-type="string" calcext:value-type="string">
            <text:p>UL. MARSZAŁKOWSKA 58, 15</text:p>
          </table:table-cell>
          <table:table-cell office:value-type="string" calcext:value-type="string">
            <text:p>00-5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3.2014</text:p>
          </table:table-cell>
          <table:table-cell office:value-type="float" office:value="52.2238932" calcext:value-type="float">
            <text:p>52.2238932</text:p>
          </table:table-cell>
          <table:table-cell office:value-type="float" office:value="21.0158529636842" calcext:value-type="float">
            <text:p>21.0158529636842</text:p>
          </table:table-cell>
        </table:table-row>
        <table:table-row table:style-name="ro1">
          <table:table-cell office:value-type="string" calcext:value-type="string">
            <text:p>SPÓŁDZIELNIA SOCJALNA "POŻYTECZNI"</text:p>
          </table:table-cell>
          <table:table-cell office:value-type="float" office:value="493256" calcext:value-type="float">
            <text:p>493256</text:p>
          </table:table-cell>
          <table:table-cell office:value-type="float" office:value="9512376316" calcext:value-type="float">
            <text:p>9512376316</text:p>
          </table:table-cell>
          <table:table-cell office:value-type="float" office:value="14707087700000" calcext:value-type="float">
            <text:p>14707087700000</text:p>
          </table:table-cell>
          <table:table-cell office:value-type="string" calcext:value-type="string">
            <text:p>PUSZCZYKA 3, 27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14</text:p>
          </table:table-cell>
          <table:table-cell office:value-type="float" office:value="52.1575396" calcext:value-type="float">
            <text:p>52.1575396</text:p>
          </table:table-cell>
          <table:table-cell office:value-type="float" office:value="21.0224100784231" calcext:value-type="float">
            <text:p>21.0224100784231</text:p>
          </table:table-cell>
        </table:table-row>
        <table:table-row table:style-name="ro1">
          <table:table-cell office:value-type="string" calcext:value-type="string">
            <text:p>SPÓŁDZIELNIA SOCJALNA "PIĘKNE MIEJSCE"</text:p>
          </table:table-cell>
          <table:table-cell office:value-type="float" office:value="489771" calcext:value-type="float">
            <text:p>489771</text:p>
          </table:table-cell>
          <table:table-cell office:value-type="float" office:value="5223011664" calcext:value-type="float">
            <text:p>5223011664</text:p>
          </table:table-cell>
          <table:table-cell office:value-type="float" office:value="14701016000000" calcext:value-type="float">
            <text:p>14701016000000</text:p>
          </table:table-cell>
          <table:table-cell office:value-type="string" calcext:value-type="string">
            <text:p>TRAKTORZYSTÓW 26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2.2013</text:p>
          </table:table-cell>
          <table:table-cell office:value-type="float" office:value="52.1973659" calcext:value-type="float">
            <text:p>52.1973659</text:p>
          </table:table-cell>
          <table:table-cell office:value-type="float" office:value="20.8860198429952" calcext:value-type="float">
            <text:p>20.8860198429952</text:p>
          </table:table-cell>
        </table:table-row>
        <table:table-row table:style-name="ro1">
          <table:table-cell office:value-type="string" calcext:value-type="string">
            <text:p>SPÓŁDZIELNIA SOCJALNA "KTO RANO WSTAJE"</text:p>
          </table:table-cell>
          <table:table-cell office:value-type="float" office:value="479996" calcext:value-type="float">
            <text:p>479996</text:p>
          </table:table-cell>
          <table:table-cell office:value-type="float" office:value="5272702701" calcext:value-type="float">
            <text:p>5272702701</text:p>
          </table:table-cell>
          <table:table-cell office:value-type="float" office:value="14691233400000" calcext:value-type="float">
            <text:p>14691233400000</text:p>
          </table:table-cell>
          <table:table-cell office:value-type="string" calcext:value-type="string">
            <text:p>UL. GEN. KAZIMIERZA SOSNKOWSKIEGO 29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13</text:p>
          </table:table-cell>
          <table:table-cell office:value-type="float" office:value="52.1929921" calcext:value-type="float">
            <text:p>52.1929921</text:p>
          </table:table-cell>
          <table:table-cell office:value-type="float" office:value="20.8859472" calcext:value-type="float">
            <text:p>20.8859472</text:p>
          </table:table-cell>
        </table:table-row>
        <table:table-row table:style-name="ro1">
          <table:table-cell office:value-type="string" calcext:value-type="string">
            <text:p>PAŁAC W KRUSZEWIE - SPÓŁDZIELNIA MEDYCZNA</text:p>
          </table:table-cell>
          <table:table-cell office:value-type="float" office:value="469897" calcext:value-type="float">
            <text:p>469897</text:p>
          </table:table-cell>
          <table:table-cell office:value-type="float" office:value="5272697006" calcext:value-type="float">
            <text:p>5272697006</text:p>
          </table:table-cell>
          <table:table-cell office:value-type="float" office:value="14678483000000" calcext:value-type="float">
            <text:p>14678483000000</text:p>
          </table:table-cell>
          <table:table-cell office:value-type="string" calcext:value-type="string">
            <text:p>UL. GRZYBOWSKA 87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13</text:p>
          </table:table-cell>
          <table:table-cell office:value-type="float" office:value="52.2322665" calcext:value-type="float">
            <text:p>52.2322665</text:p>
          </table:table-cell>
          <table:table-cell office:value-type="float" office:value="20.977763" calcext:value-type="float">
            <text:p>20.977763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</table:table-row>
        <table:table-row table:style-name="ro1">
          <table:table-cell office:value-type="string" calcext:value-type="string">
            <text:p>"SPOŁEM" SPÓŁDZIELCZY OŚRODEK WYPOCZYNKOWY "ZORZA"</text:p>
          </table:table-cell>
          <table:table-cell office:value-type="float" office:value="451442" calcext:value-type="float">
            <text:p>451442</text:p>
          </table:table-cell>
          <table:table-cell office:value-type="float" office:value="5213644511" calcext:value-type="float">
            <text:p>5213644511</text:p>
          </table:table-cell>
          <table:table-cell office:value-type="float" office:value="14654824200000" calcext:value-type="float">
            <text:p>14654824200000</text:p>
          </table:table-cell>
          <table:table-cell office:value-type="string" calcext:value-type="string">
            <text:p>GRAŻYNY 13/15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038215" calcext:value-type="float">
            <text:p>52.2038215</text:p>
          </table:table-cell>
          <table:table-cell office:value-type="float" office:value="21.0208395" calcext:value-type="float">
            <text:p>21.0208395</text:p>
          </table:table-cell>
        </table:table-row>
        <table:table-row table:style-name="ro1">
          <table:table-cell office:value-type="string" calcext:value-type="string">
            <text:p>SPÓŁDZIELNIA SOCJALNA WITALIZACJA</text:p>
          </table:table-cell>
          <table:table-cell office:value-type="float" office:value="412527" calcext:value-type="float">
            <text:p>412527</text:p>
          </table:table-cell>
          <table:table-cell office:value-type="float" office:value="5252529501" calcext:value-type="float">
            <text:p>5252529501</text:p>
          </table:table-cell>
          <table:table-cell office:value-type="float" office:value="14606188200000" calcext:value-type="float">
            <text:p>14606188200000</text:p>
          </table:table-cell>
          <table:table-cell office:value-type="string" calcext:value-type="string">
            <text:p>UL. KIERMASZOWA 14A</text:p>
          </table:table-cell>
          <table:table-cell office:value-type="string" calcext:value-type="string">
            <text:p>01-3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12</text:p>
          </table:table-cell>
          <table:table-cell office:value-type="float" office:value="52.2335471" calcext:value-type="float">
            <text:p>52.2335471</text:p>
          </table:table-cell>
          <table:table-cell office:value-type="float" office:value="20.9167404554218" calcext:value-type="float">
            <text:p>20.9167404554218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</table:table-row>
        <table:table-row table:style-name="ro1">
          <table:table-cell office:value-type="string" calcext:value-type="string">
            <text:p>SPÓŁDZIELNIA USŁUGOWA VIG EKSPERT W WARSZAWIE</text:p>
          </table:table-cell>
          <table:table-cell office:value-type="float" office:value="405458" calcext:value-type="float">
            <text:p>405458</text:p>
          </table:table-cell>
          <table:table-cell office:value-type="float" office:value="7010330228" calcext:value-type="float">
            <text:p>7010330228</text:p>
          </table:table-cell>
          <table:table-cell office:value-type="float" office:value="14592696600000" calcext:value-type="float">
            <text:p>14592696600000</text:p>
          </table:table-cell>
          <table:table-cell office:value-type="string" calcext:value-type="string">
            <text:p>AL. JEROZOLIMSKIE 162</text:p>
          </table:table-cell>
          <table:table-cell office:value-type="string" calcext:value-type="string">
            <text:p>02-3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2.2011</text:p>
          </table:table-cell>
          <table:table-cell office:value-type="float" office:value="52.20777915" calcext:value-type="float">
            <text:p>52.20777915</text:p>
          </table:table-cell>
          <table:table-cell office:value-type="float" office:value="20.9441176989151" calcext:value-type="float">
            <text:p>20.9441176989151</text:p>
          </table:table-cell>
        </table:table-row>
        <table:table-row table:style-name="ro1">
          <table:table-cell office:value-type="string" calcext:value-type="string">
            <text:p>SPÓŁDZIELNIA SOCJALNA "RODZINA</text:p>
          </table:table-cell>
          <table:table-cell office:value-type="float" office:value="398081" calcext:value-type="float">
            <text:p>398081</text:p>
          </table:table-cell>
          <table:table-cell office:value-type="float" office:value="9512349058" calcext:value-type="float">
            <text:p>9512349058</text:p>
          </table:table-cell>
          <table:table-cell office:value-type="float" office:value="14582622000000" calcext:value-type="float">
            <text:p>14582622000000</text:p>
          </table:table-cell>
          <table:table-cell office:value-type="string" calcext:value-type="string">
            <text:p>SUROWIECKIEGO 8, 57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0.2011</text:p>
          </table:table-cell>
          <table:table-cell office:value-type="float" office:value="52.1597601" calcext:value-type="float">
            <text:p>52.1597601</text:p>
          </table:table-cell>
          <table:table-cell office:value-type="float" office:value="21.0207126" calcext:value-type="float">
            <text:p>21.0207126</text:p>
          </table:table-cell>
        </table:table-row>
        <table:table-row table:style-name="ro1">
          <table:table-cell office:value-type="string" calcext:value-type="string">
            <text:p>CHRZEŚCIJAŃSKA SPÓŁDZIELNIA SOCJALNA "NASZ DOMEK"</text:p>
          </table:table-cell>
          <table:table-cell office:value-type="float" office:value="397218" calcext:value-type="float">
            <text:p>397218</text:p>
          </table:table-cell>
          <table:table-cell office:value-type="float" office:value="5222990388" calcext:value-type="float">
            <text:p>5222990388</text:p>
          </table:table-cell>
          <table:table-cell office:value-type="float" office:value="14581820200000" calcext:value-type="float">
            <text:p>14581820200000</text:p>
          </table:table-cell>
          <table:table-cell office:value-type="string" calcext:value-type="string">
            <text:p>FR. KAWY 42, 8</text:p>
          </table:table-cell>
          <table:table-cell office:value-type="string" calcext:value-type="string">
            <text:p>01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9.2011</text:p>
          </table:table-cell>
          <table:table-cell office:value-type="float" office:value="52.26069605" calcext:value-type="float">
            <text:p>52.26069605</text:p>
          </table:table-cell>
          <table:table-cell office:value-type="float" office:value="20.9227729037136" calcext:value-type="float">
            <text:p>20.9227729037136</text:p>
          </table:table-cell>
        </table:table-row>
        <table:table-row table:style-name="ro1">
          <table:table-cell office:value-type="string" calcext:value-type="string">
            <text:p>AKCES LAB - SPÓŁDZIELNIA SOCJALNA W LIKWIDACJI</text:p>
          </table:table-cell>
          <table:table-cell office:value-type="float" office:value="395090" calcext:value-type="float">
            <text:p>395090</text:p>
          </table:table-cell>
          <table:table-cell office:value-type="float" office:value="1132845686" calcext:value-type="float">
            <text:p>1132845686</text:p>
          </table:table-cell>
          <table:table-cell office:value-type="float" office:value="14487889200000" calcext:value-type="float">
            <text:p>14487889200000</text:p>
          </table:table-cell>
          <table:table-cell office:value-type="string" calcext:value-type="string">
            <text:p>AL. WASZYNGTONA 41, 68</text:p>
          </table:table-cell>
          <table:table-cell office:value-type="string" calcext:value-type="string">
            <text:p>04-0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11</text:p>
          </table:table-cell>
          <table:table-cell office:value-type="float" office:value="52.2431068" calcext:value-type="float">
            <text:p>52.2431068</text:p>
          </table:table-cell>
          <table:table-cell office:value-type="float" office:value="21.0742891" calcext:value-type="float">
            <text:p>21.0742891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</table:table-row>
        <table:table-row table:style-name="ro1">
          <table:table-cell office:value-type="string" calcext:value-type="string">
            <text:p>SPÓŁDZIELNIA SOCJALNA "POKÓJ SZTUKI"</text:p>
          </table:table-cell>
          <table:table-cell office:value-type="float" office:value="372163" calcext:value-type="float">
            <text:p>372163</text:p>
          </table:table-cell>
          <table:table-cell office:value-type="float" office:value="1132824371" calcext:value-type="float">
            <text:p>1132824371</text:p>
          </table:table-cell>
          <table:table-cell office:value-type="float" office:value="14270658900000" calcext:value-type="float">
            <text:p>14270658900000</text:p>
          </table:table-cell>
          <table:table-cell office:value-type="string" calcext:value-type="string">
            <text:p>UL. RADZYMIŃSKA 53, 40</text:p>
          </table:table-cell>
          <table:table-cell office:value-type="string" calcext:value-type="string">
            <text:p>03-7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10</text:p>
          </table:table-cell>
          <table:table-cell office:value-type="float" office:value="52.2608179" calcext:value-type="float">
            <text:p>52.2608179</text:p>
          </table:table-cell>
          <table:table-cell office:value-type="float" office:value="21.053426619335" calcext:value-type="float">
            <text:p>21.053426619335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</table:table-row>
        <table:table-row table:style-name="ro1">
          <table:table-cell office:value-type="string" calcext:value-type="string">
            <text:p>POLIGRAFICZNA SPÓŁDZIELNIA PRACY INTROGRAFIA</text:p>
          </table:table-cell>
          <table:table-cell office:value-type="float" office:value="363238" calcext:value-type="float">
            <text:p>363238</text:p>
          </table:table-cell>
          <table:table-cell office:value-type="float" office:value="9522095352" calcext:value-type="float">
            <text:p>9522095352</text:p>
          </table:table-cell>
          <table:table-cell office:value-type="float" office:value="14255200500000" calcext:value-type="float">
            <text:p>14255200500000</text:p>
          </table:table-cell>
          <table:table-cell office:value-type="string" calcext:value-type="string">
            <text:p>UL. WIŚNIOWA 50</text:p>
          </table:table-cell>
          <table:table-cell office:value-type="string" calcext:value-type="string">
            <text:p>02-52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8.2010</text:p>
          </table:table-cell>
          <table:table-cell office:value-type="float" office:value="52.2082469" calcext:value-type="float">
            <text:p>52.2082469</text:p>
          </table:table-cell>
          <table:table-cell office:value-type="float" office:value="21.0146208" calcext:value-type="float">
            <text:p>21.0146208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</table:table-row>
        <table:table-row table:style-name="ro1">
          <table:table-cell office:value-type="string" calcext:value-type="string">
            <text:p>SPÓŁDZIELNIA "KOOPERATYWA POZARZĄDOWA"</text:p>
          </table:table-cell>
          <table:table-cell office:value-type="float" office:value="314716" calcext:value-type="float">
            <text:p>314716</text:p>
          </table:table-cell>
          <table:table-cell office:value-type="float" office:value="7010183690" calcext:value-type="float">
            <text:p>7010183690</text:p>
          </table:table-cell>
          <table:table-cell office:value-type="float" office:value="14163632600000" calcext:value-type="float">
            <text:p>14163632600000</text:p>
          </table:table-cell>
          <table:table-cell office:value-type="string" calcext:value-type="string">
            <text:p>UL. CHODAKOWSKA 24, 11</text:p>
          </table:table-cell>
          <table:table-cell office:value-type="string" calcext:value-type="string">
            <text:p>03-8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8</text:p>
          </table:table-cell>
          <table:table-cell office:value-type="float" office:value="52.25002765" calcext:value-type="float">
            <text:p>52.25002765</text:p>
          </table:table-cell>
          <table:table-cell office:value-type="float" office:value="21.0669290678163" calcext:value-type="float">
            <text:p>21.0669290678163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</table:table-row>
        <table:table-row table:style-name="ro1">
          <table:table-cell office:value-type="string" calcext:value-type="string">
            <text:p>KRAJOWY ZWIĄZEK GRUP PRODUCENTÓW OWOCÓW I WARZYW - SPÓŁDZIELNIA OSÓB PRAWNYCH</text:p>
          </table:table-cell>
          <table:table-cell office:value-type="float" office:value="306904" calcext:value-type="float">
            <text:p>306904</text:p>
          </table:table-cell>
          <table:table-cell office:value-type="float" office:value="5252449469" calcext:value-type="float">
            <text:p>5252449469</text:p>
          </table:table-cell>
          <table:table-cell office:value-type="float" office:value="14145682500000" calcext:value-type="float">
            <text:p>14145682500000</text:p>
          </table:table-cell>
          <table:table-cell office:value-type="string" calcext:value-type="string">
            <text:p>ŚWIĘTOKRZYSKA 20, 321</text:p>
          </table:table-cell>
          <table:table-cell office:value-type="string" calcext:value-type="string">
            <text:p>00-0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5.2008</text:p>
          </table:table-cell>
          <table:table-cell office:value-type="float" office:value="52.2358264" calcext:value-type="float">
            <text:p>52.2358264</text:p>
          </table:table-cell>
          <table:table-cell office:value-type="float" office:value="21.0102384" calcext:value-type="float">
            <text:p>21.0102384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</table:table-row>
        <table:table-row table:style-name="ro1">
          <table:table-cell office:value-type="string" calcext:value-type="string">
            <text:p>HANDLOWO-USŁUGOWA SPÓŁDZIELNIA OSÓB PRAWNYCH "SAMOPOMOC CHŁOPSKA" W WARSZAWIE</text:p>
          </table:table-cell>
          <table:table-cell office:value-type="float" office:value="275133" calcext:value-type="float">
            <text:p>275133</text:p>
          </table:table-cell>
          <table:table-cell office:value-type="float" office:value="5252389951" calcext:value-type="float">
            <text:p>5252389951</text:p>
          </table:table-cell>
          <table:table-cell office:value-type="float" office:value="14091362800000" calcext:value-type="float">
            <text:p>14091362800000</text:p>
          </table:table-cell>
          <table:table-cell office:value-type="string" calcext:value-type="string">
            <text:p>KOPERNIKA 30</text:p>
          </table:table-cell>
          <table:table-cell office:value-type="string" calcext:value-type="string">
            <text:p>00-3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37274" calcext:value-type="float">
            <text:p>52.237274</text:p>
          </table:table-cell>
          <table:table-cell office:value-type="float" office:value="21.0204879" calcext:value-type="float">
            <text:p>21.0204879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</table:table-row>
        <table:table-row table:style-name="ro1">
          <table:table-cell office:value-type="string" calcext:value-type="string">
            <text:p>CENTRALNY ZWIĄZEK SPÓŁDZIELCZOŚCI RĘKODZIEŁA LUDOWEGO I ARTYSTYCZNEGO "CEPELIA" W LIKWIDACJI</text:p>
          </table:table-cell>
          <table:table-cell office:value-type="float" office:value="267058" calcext:value-type="float">
            <text:p>267058</text:p>
          </table:table-cell>
          <table:table-cell office:value-type="float" office:value="5250008086" calcext:value-type="float">
            <text:p>5250008086</text:p>
          </table:table-cell>
          <table:table-cell office:value-type="float" office:value="39876400000" calcext:value-type="float">
            <text:p>39876400000</text:p>
          </table:table-cell>
          <table:table-cell office:value-type="string" calcext:value-type="string">
            <text:p>UL. JASNA 1, 420</text:p>
          </table:table-cell>
          <table:table-cell office:value-type="string" calcext:value-type="string">
            <text:p>00-0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6</text:p>
          </table:table-cell>
          <table:table-cell office:value-type="float" office:value="52.2335931" calcext:value-type="float">
            <text:p>52.2335931</text:p>
          </table:table-cell>
          <table:table-cell office:value-type="float" office:value="21.0119722" calcext:value-type="float">
            <text:p>21.0119722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</table:table-row>
        <table:table-row table:style-name="ro1">
          <table:table-cell office:value-type="string" calcext:value-type="string">
            <text:p>SPÓŁDZIELNIA USŁUGOWA "NASZE OSIEDLE"</text:p>
          </table:table-cell>
          <table:table-cell office:value-type="float" office:value="266589" calcext:value-type="float">
            <text:p>266589</text:p>
          </table:table-cell>
          <table:table-cell office:value-type="float" office:value="9512197714" calcext:value-type="float">
            <text:p>9512197714</text:p>
          </table:table-cell>
          <table:table-cell office:value-type="float" office:value="14073994600000" calcext:value-type="float">
            <text:p>14073994600000</text:p>
          </table:table-cell>
          <table:table-cell office:value-type="string" calcext:value-type="string">
            <text:p>M.SENGERA "CICHEGO" 4, 2A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6</text:p>
          </table:table-cell>
          <table:table-cell table:style-name="ce1" office:value-type="float" office:value="52.1436504" calcext:value-type="float">
            <text:p>52.1436504</text:p>
          </table:table-cell>
          <table:table-cell office:value-type="float" office:value="21.0667851741369" calcext:value-type="float">
            <text:p>21.0667851741369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</table:table-row>
        <table:table-row table:style-name="ro1">
          <table:table-cell office:value-type="string" calcext:value-type="string">
            <text:p>KRAJOWY SAMORZĄDOWY FUNDUSZ POŻYCZKOWY - SPÓŁDZIELNIA OSÓB PRAWNYCH</text:p>
          </table:table-cell>
          <table:table-cell office:value-type="float" office:value="210493" calcext:value-type="float">
            <text:p>210493</text:p>
          </table:table-cell>
          <table:table-cell office:value-type="float" office:value="5252299449" calcext:value-type="float">
            <text:p>5252299449</text:p>
          </table:table-cell>
          <table:table-cell office:value-type="float" office:value="1575503700000" calcext:value-type="float">
            <text:p>1575503700000</text:p>
          </table:table-cell>
          <table:table-cell office:value-type="string" calcext:value-type="string">
            <text:p>MIODOWA 14</text:p>
          </table:table-cell>
          <table:table-cell office:value-type="string" calcext:value-type="string">
            <text:p>00-2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6.2004</text:p>
          </table:table-cell>
          <table:table-cell office:value-type="float" office:value="52.247394" calcext:value-type="float">
            <text:p>52.247394</text:p>
          </table:table-cell>
          <table:table-cell office:value-type="float" office:value="21.0095655" calcext:value-type="float">
            <text:p>21.0095655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</table:table-row>
        <table:table-row table:style-name="ro1">
          <table:table-cell office:value-type="string" calcext:value-type="string">
            <text:p>SPÓŁDZIELNIA RZEMIEŚLNICZA "PRYMAT"</text:p>
          </table:table-cell>
          <table:table-cell office:value-type="float" office:value="191104" calcext:value-type="float">
            <text:p>191104</text:p>
          </table:table-cell>
          <table:table-cell office:value-type="float" office:value="5250004993" calcext:value-type="float">
            <text:p>5250004993</text:p>
          </table:table-cell>
          <table:table-cell office:value-type="float" office:value="125386100000" calcext:value-type="float">
            <text:p>125386100000</text:p>
          </table:table-cell>
          <table:table-cell office:value-type="string" calcext:value-type="string">
            <text:p>UL. JAGIELLOŃSKA 78, 1.54</text:p>
          </table:table-cell>
          <table:table-cell office:value-type="string" calcext:value-type="string">
            <text:p>03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26904635" calcext:value-type="float">
            <text:p>52.26904635</text:p>
          </table:table-cell>
          <table:table-cell office:value-type="float" office:value="21.0201572597229" calcext:value-type="float">
            <text:p>21.0201572597229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</table:table-row>
        <table:table-row table:style-name="ro1">
          <table:table-cell office:value-type="string" calcext:value-type="string">
            <text:p>SPÓŁDZIELNIA SPOŻYWCÓW "MOKPOL"</text:p>
          </table:table-cell>
          <table:table-cell office:value-type="float" office:value="187152" calcext:value-type="float">
            <text:p>187152</text:p>
          </table:table-cell>
          <table:table-cell office:value-type="float" office:value="5250004757" calcext:value-type="float">
            <text:p>5250004757</text:p>
          </table:table-cell>
          <table:table-cell office:value-type="float" office:value="88023100000" calcext:value-type="float">
            <text:p>88023100000</text:p>
          </table:table-cell>
          <table:table-cell office:value-type="string" calcext:value-type="string">
            <text:p>KONSTANCIŃSKA 2, 24</text:p>
          </table:table-cell>
          <table:table-cell office:value-type="string" calcext:value-type="string">
            <text:p>02-9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18641255" calcext:value-type="float">
            <text:p>52.18641255</text:p>
          </table:table-cell>
          <table:table-cell office:value-type="float" office:value="21.0618683201442" calcext:value-type="float">
            <text:p>21.0618683201442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</table:table-row>
        <table:table-row table:style-name="ro1">
          <table:table-cell office:value-type="string" calcext:value-type="string">
            <text:p>"SPÓŁDZIELNIA PRACY USŁUG KOMINIARSKICH W WARSZAWIE"</text:p>
          </table:table-cell>
          <table:table-cell office:value-type="float" office:value="188086" calcext:value-type="float">
            <text:p>188086</text:p>
          </table:table-cell>
          <table:table-cell office:value-type="float" office:value="5250006093" calcext:value-type="float">
            <text:p>5250006093</text:p>
          </table:table-cell>
          <table:table-cell office:value-type="float" office:value="82362900000" calcext:value-type="float">
            <text:p>82362900000</text:p>
          </table:table-cell>
          <table:table-cell office:value-type="string" calcext:value-type="string">
            <text:p>SOLEC 54</text:p>
          </table:table-cell>
          <table:table-cell office:value-type="string" calcext:value-type="string">
            <text:p>00-3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3665255" calcext:value-type="float">
            <text:p>52.23665255</text:p>
          </table:table-cell>
          <table:table-cell office:value-type="float" office:value="21.0294114899553" calcext:value-type="float">
            <text:p>21.0294114899553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</table:table-row>
        <table:table-row table:style-name="ro1">
          <table:table-cell office:value-type="string" calcext:value-type="string">
            <text:p>SPÓŁDZIELNIA PRACY RĘKODZIEŁA ARTYSTYCZNEGO "MODA I STYL" W LIKWIDACJI</text:p>
          </table:table-cell>
          <table:table-cell office:value-type="float" office:value="185745" calcext:value-type="float">
            <text:p>185745</text:p>
          </table:table-cell>
          <table:table-cell office:value-type="float" office:value="5250001575" calcext:value-type="float">
            <text:p>5250001575</text:p>
          </table:table-cell>
          <table:table-cell office:value-type="float" office:value="39940400000" calcext:value-type="float">
            <text:p>39940400000</text:p>
          </table:table-cell>
          <table:table-cell office:value-type="string" calcext:value-type="string">
            <text:p>UL. BRACKA 22</text:p>
          </table:table-cell>
          <table:table-cell office:value-type="string" calcext:value-type="string">
            <text:p>00-0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4</text:p>
          </table:table-cell>
          <table:table-cell office:value-type="float" office:value="52.2319744" calcext:value-type="float">
            <text:p>52.2319744</text:p>
          </table:table-cell>
          <table:table-cell office:value-type="float" office:value="21.0164981" calcext:value-type="float">
            <text:p>21.0164981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</table:table-row>
        <table:table-row table:style-name="ro1">
          <table:table-cell office:value-type="string" calcext:value-type="string">
            <text:p>SPÓŁDZIELNIA INWALIDÓW "MAZOWIANKA" W LIKWIDACJI</text:p>
          </table:table-cell>
          <table:table-cell office:value-type="float" office:value="180961" calcext:value-type="float">
            <text:p>180961</text:p>
          </table:table-cell>
          <table:table-cell office:value-type="float" office:value="5250002089" calcext:value-type="float">
            <text:p>5250002089</text:p>
          </table:table-cell>
          <table:table-cell office:value-type="float" office:value="45583500000" calcext:value-type="float">
            <text:p>45583500000</text:p>
          </table:table-cell>
          <table:table-cell office:value-type="string" calcext:value-type="string">
            <text:p>UL. CHEŁMŻYŃSKA 148</text:p>
          </table:table-cell>
          <table:table-cell office:value-type="string" calcext:value-type="string">
            <text:p>04-4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3</text:p>
          </table:table-cell>
          <table:table-cell office:value-type="float" office:value="52.2572801" calcext:value-type="float">
            <text:p>52.2572801</text:p>
          </table:table-cell>
          <table:table-cell office:value-type="float" office:value="21.1275398289454" calcext:value-type="float">
            <text:p>21.1275398289454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</table:table-row>
        <table:table-row table:style-name="ro1">
          <table:table-cell office:value-type="string" calcext:value-type="string">
            <text:p>FARMACEUTYCZNO-CHEMICZNA SPÓŁDZIELNIA PRACY "GALENUS"</text:p>
          </table:table-cell>
          <table:table-cell office:value-type="float" office:value="169521" calcext:value-type="float">
            <text:p>169521</text:p>
          </table:table-cell>
          <table:table-cell office:value-type="float" office:value="5250001405" calcext:value-type="float">
            <text:p>5250001405</text:p>
          </table:table-cell>
          <table:table-cell office:value-type="float" office:value="98406000000" calcext:value-type="float">
            <text:p>98406000000</text:p>
          </table:table-cell>
          <table:table-cell office:value-type="string" calcext:value-type="string">
            <text:p>HUTNICZA 8</text:p>
          </table:table-cell>
          <table:table-cell office:value-type="string" calcext:value-type="string">
            <text:p>03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8.2003</text:p>
          </table:table-cell>
          <table:table-cell office:value-type="float" office:value="52.2653595" calcext:value-type="float">
            <text:p>52.2653595</text:p>
          </table:table-cell>
          <table:table-cell office:value-type="float" office:value="21.0698161748265" calcext:value-type="float">
            <text:p>21.0698161748265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</table:table-row>
        <table:table-row table:style-name="ro1">
          <table:table-cell office:value-type="string" calcext:value-type="string">
            <text:p>WYTWÓRNIA APARATURY MEDYCZNEJ "WAMED" SPECJALISTYCZNA SPÓŁDZIELNIA PRACY</text:p>
          </table:table-cell>
          <table:table-cell office:value-type="float" office:value="150736" calcext:value-type="float">
            <text:p>150736</text:p>
          </table:table-cell>
          <table:table-cell office:value-type="float" office:value="5250001463" calcext:value-type="float">
            <text:p>5250001463</text:p>
          </table:table-cell>
          <table:table-cell office:value-type="float" office:value="40119900000" calcext:value-type="float">
            <text:p>401199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3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</table:table-row>
        <table:table-row table:style-name="ro1">
          <table:table-cell office:value-type="string" calcext:value-type="string">
            <text:p>HANDLOWO-USŁUGOWA SPÓŁDZIELNIA "SAMOPOMOC"</text:p>
          </table:table-cell>
          <table:table-cell office:value-type="float" office:value="146199" calcext:value-type="float">
            <text:p>146199</text:p>
          </table:table-cell>
          <table:table-cell office:value-type="float" office:value="5250005018" calcext:value-type="float">
            <text:p>5250005018</text:p>
          </table:table-cell>
          <table:table-cell office:value-type="float" office:value="38475600000" calcext:value-type="float">
            <text:p>38475600000</text:p>
          </table:table-cell>
          <table:table-cell office:value-type="string" calcext:value-type="string">
            <text:p>MARYNARSKA 14</text:p>
          </table:table-cell>
          <table:table-cell office:value-type="string" calcext:value-type="string">
            <text:p>02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816756" calcext:value-type="float">
            <text:p>52.1816756</text:p>
          </table:table-cell>
          <table:table-cell office:value-type="float" office:value="20.9904326" calcext:value-type="float">
            <text:p>20.9904326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</table:table-row>
        <table:table-row table:style-name="ro1">
          <table:table-cell office:value-type="string" calcext:value-type="string">
            <text:p>SPÓŁDZIELNIA "HALE BANACHA"</text:p>
          </table:table-cell>
          <table:table-cell office:value-type="float" office:value="136650" calcext:value-type="float">
            <text:p>136650</text:p>
          </table:table-cell>
          <table:table-cell office:value-type="float" office:value="5250004869" calcext:value-type="float">
            <text:p>5250004869</text:p>
          </table:table-cell>
          <table:table-cell office:value-type="float" office:value="200431500000" calcext:value-type="float">
            <text:p>200431500000</text:p>
          </table:table-cell>
          <table:table-cell office:value-type="string" calcext:value-type="string">
            <text:p>GRÓJECKA 95</text:p>
          </table:table-cell>
          <table:table-cell office:value-type="string" calcext:value-type="string">
            <text:p>02-1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2</text:p>
          </table:table-cell>
          <table:table-cell office:value-type="float" office:value="52.2093931" calcext:value-type="float">
            <text:p>52.2093931</text:p>
          </table:table-cell>
          <table:table-cell office:value-type="float" office:value="20.9761217" calcext:value-type="float">
            <text:p>20.9761217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</table:table-row>
        <table:table-row table:style-name="ro1">
          <table:table-cell office:value-type="string" calcext:value-type="string">
            <text:p>ZAKŁADY ELEKTROMECHANICZNE "ELEKTRA" SPÓŁDZIELNIA INWALIDÓW</text:p>
          </table:table-cell>
          <table:table-cell office:value-type="float" office:value="140960" calcext:value-type="float">
            <text:p>140960</text:p>
          </table:table-cell>
          <table:table-cell office:value-type="float" office:value="5250002103" calcext:value-type="float">
            <text:p>5250002103</text:p>
          </table:table-cell>
          <table:table-cell office:value-type="float" office:value="45584100000" calcext:value-type="float">
            <text:p>45584100000</text:p>
          </table:table-cell>
          <table:table-cell office:value-type="string" calcext:value-type="string">
            <text:p>PRZASNYSKA 6 A</text:p>
          </table:table-cell>
          <table:table-cell office:value-type="string" calcext:value-type="string">
            <text:p>01-7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2601065" calcext:value-type="float">
            <text:p>52.2601065</text:p>
          </table:table-cell>
          <table:table-cell office:value-type="float" office:value="20.9696058" calcext:value-type="float">
            <text:p>20.9696058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</table:table-row>
        <table:table-row table:style-name="ro1">
          <table:table-cell office:value-type="string" calcext:value-type="string">
            <text:p>SPÓŁDZIELNIA PRACY "URANIA"</text:p>
          </table:table-cell>
          <table:table-cell office:value-type="float" office:value="139716" calcext:value-type="float">
            <text:p>139716</text:p>
          </table:table-cell>
          <table:table-cell office:value-type="float" office:value="5250001894" calcext:value-type="float">
            <text:p>5250001894</text:p>
          </table:table-cell>
          <table:table-cell office:value-type="float" office:value="218719000000" calcext:value-type="float">
            <text:p>218719000000</text:p>
          </table:table-cell>
          <table:table-cell office:value-type="string" calcext:value-type="string">
            <text:p>BONIFRATERSKA 14</text:p>
          </table:table-cell>
          <table:table-cell office:value-type="string" calcext:value-type="string">
            <text:p>00-2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2</text:p>
          </table:table-cell>
          <table:table-cell office:value-type="float" office:value="52.2535809" calcext:value-type="float">
            <text:p>52.2535809</text:p>
          </table:table-cell>
          <table:table-cell office:value-type="float" office:value="21.0003974" calcext:value-type="float">
            <text:p>21.0003974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</table:table-row>
        <table:table-row table:style-name="ro1">
          <table:table-cell office:value-type="string" calcext:value-type="string">
            <text:p>SPÓŁDZIELNIA <text:s/>NPN</text:p>
          </table:table-cell>
          <table:table-cell office:value-type="float" office:value="137323" calcext:value-type="float">
            <text:p>137323</text:p>
          </table:table-cell>
          <table:table-cell office:value-type="float" office:value="5250002161" calcext:value-type="float">
            <text:p>5250002161</text:p>
          </table:table-cell>
          <table:table-cell office:value-type="float" office:value="39929000000" calcext:value-type="float">
            <text:p>39929000000</text:p>
          </table:table-cell>
          <table:table-cell office:value-type="string" calcext:value-type="string">
            <text:p>UL. EUGENIUSZA ROMERA 10, LOK.B5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2</text:p>
          </table:table-cell>
          <table:table-cell office:value-type="float" office:value="52.155913" calcext:value-type="float">
            <text:p>52.155913</text:p>
          </table:table-cell>
          <table:table-cell office:value-type="float" office:value="21.0205975" calcext:value-type="float">
            <text:p>21.0205975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</table:table-row>
        <table:table-row table:style-name="ro1">
          <table:table-cell office:value-type="string" calcext:value-type="string">
            <text:p>ZAKŁADY FARMACEUTYCZNE "UNIA" SPÓŁDZIELNIA PRACY</text:p>
          </table:table-cell>
          <table:table-cell office:value-type="float" office:value="131447" calcext:value-type="float">
            <text:p>131447</text:p>
          </table:table-cell>
          <table:table-cell office:value-type="float" office:value="5250001701" calcext:value-type="float">
            <text:p>5250001701</text:p>
          </table:table-cell>
          <table:table-cell office:value-type="float" office:value="40297400000" calcext:value-type="float">
            <text:p>40297400000</text:p>
          </table:table-cell>
          <table:table-cell office:value-type="string" calcext:value-type="string">
            <text:p>CHŁODNA 56/60</text:p>
          </table:table-cell>
          <table:table-cell office:value-type="string" calcext:value-type="string">
            <text:p>00-8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361333" calcext:value-type="float">
            <text:p>52.2361333</text:p>
          </table:table-cell>
          <table:table-cell office:value-type="float" office:value="20.983280110687" calcext:value-type="float">
            <text:p>20.983280110687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</table:table-row>
        <table:table-row table:style-name="ro1">
          <table:table-cell office:value-type="string" calcext:value-type="string">
            <text:p>"MPW MED. INSTRUMENTS" SPÓŁDZIELNIA PRACY</text:p>
          </table:table-cell>
          <table:table-cell office:value-type="float" office:value="128941" calcext:value-type="float">
            <text:p>128941</text:p>
          </table:table-cell>
          <table:table-cell office:value-type="float" office:value="5250001753" calcext:value-type="float">
            <text:p>5250001753</text:p>
          </table:table-cell>
          <table:table-cell office:value-type="float" office:value="40102900000" calcext:value-type="float">
            <text:p>40102900000</text:p>
          </table:table-cell>
          <table:table-cell office:value-type="string" calcext:value-type="string">
            <text:p>BOREMLOWSKA 46</text:p>
          </table:table-cell>
          <table:table-cell office:value-type="string" calcext:value-type="string">
            <text:p>04-3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8.2002</text:p>
          </table:table-cell>
          <table:table-cell office:value-type="float" office:value="52.2493461" calcext:value-type="float">
            <text:p>52.2493461</text:p>
          </table:table-cell>
          <table:table-cell office:value-type="float" office:value="21.1004561" calcext:value-type="float">
            <text:p>21.1004561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</table:table-row>
        <table:table-row table:style-name="ro1">
          <table:table-cell office:value-type="string" calcext:value-type="string">
            <text:p>MLECZARSKIE PRZEDSIĘBIORSTWO SPÓŁDZIELCZE</text:p>
          </table:table-cell>
          <table:table-cell office:value-type="float" office:value="127841" calcext:value-type="float">
            <text:p>127841</text:p>
          </table:table-cell>
          <table:table-cell office:value-type="float" office:value="5250004800" calcext:value-type="float">
            <text:p>5250004800</text:p>
          </table:table-cell>
          <table:table-cell office:value-type="float" office:value="623699100000" calcext:value-type="float">
            <text:p>623699100000</text:p>
          </table:table-cell>
          <table:table-cell office:value-type="string" calcext:value-type="string">
            <text:p>BIEŻUŃSKA 1</text:p>
          </table:table-cell>
          <table:table-cell office:value-type="string" calcext:value-type="string">
            <text:p>03-5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2</text:p>
          </table:table-cell>
          <table:table-cell office:value-type="float" office:value="52.27203765" calcext:value-type="float">
            <text:p>52.27203765</text:p>
          </table:table-cell>
          <table:table-cell office:value-type="float" office:value="21.0659993221207" calcext:value-type="float">
            <text:p>21.0659993221207</text:p>
          </table:table-cell>
        </table:table-row>
        <table:table-row table:style-name="ro1">
          <table:table-cell office:value-type="string" calcext:value-type="string">
            <text:p>SPÓŁDZIELNIA RZEMIEŚLNICZA ROBÓT BUDOWLANYCH I INSTALACYJNYCH "CECHMISTRZ"</text:p>
          </table:table-cell>
          <table:table-cell office:value-type="float" office:value="126916" calcext:value-type="float">
            <text:p>126916</text:p>
          </table:table-cell>
          <table:table-cell office:value-type="float" office:value="5250003189" calcext:value-type="float">
            <text:p>5250003189</text:p>
          </table:table-cell>
          <table:table-cell office:value-type="float" office:value="44988100000" calcext:value-type="float">
            <text:p>44988100000</text:p>
          </table:table-cell>
          <table:table-cell office:value-type="string" calcext:value-type="string">
            <text:p>CIOŁKA 35, 66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4625565" calcext:value-type="float">
            <text:p>52.24625565</text:p>
          </table:table-cell>
          <table:table-cell office:value-type="float" office:value="20.9425464440189" calcext:value-type="float">
            <text:p>20.9425464440189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</table:table-row>
        <table:table-row table:style-name="ro1">
          <table:table-cell office:value-type="string" calcext:value-type="string">
            <text:p>ROLNICZA SPÓŁDZIELNIA PRODUKCYJNA "WIOSNA" W WARSZAWIE</text:p>
          </table:table-cell>
          <table:table-cell office:value-type="float" office:value="116228" calcext:value-type="float">
            <text:p>116228</text:p>
          </table:table-cell>
          <table:table-cell office:value-type="float" office:value="5870201305" calcext:value-type="float">
            <text:p>5870201305</text:p>
          </table:table-cell>
          <table:table-cell office:value-type="float" office:value="104211800000" calcext:value-type="float">
            <text:p>104211800000</text:p>
          </table:table-cell>
          <table:table-cell office:value-type="string" calcext:value-type="string">
            <text:p>UL. FRANCISZKA KLIMCZAKA 1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16323" calcext:value-type="float">
            <text:p>52.16323</text:p>
          </table:table-cell>
          <table:table-cell office:value-type="float" office:value="21.0836172" calcext:value-type="float">
            <text:p>21.0836172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</table:table-row>
        <table:table-row table:style-name="ro1">
          <table:table-cell office:value-type="string" calcext:value-type="string">
            <text:p>WARSZAWSKA SPÓŁDZIELNIA OGRODNICZA "OCHOTA"</text:p>
          </table:table-cell>
          <table:table-cell office:value-type="float" office:value="112102" calcext:value-type="float">
            <text:p>112102</text:p>
          </table:table-cell>
          <table:table-cell office:value-type="float" office:value="5250005403" calcext:value-type="float">
            <text:p>5250005403</text:p>
          </table:table-cell>
          <table:table-cell office:value-type="float" office:value="1206304300000" calcext:value-type="float">
            <text:p>1206304300000</text:p>
          </table:table-cell>
          <table:table-cell office:value-type="string" calcext:value-type="string">
            <text:p>RYŻOWA 49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2</text:p>
          </table:table-cell>
          <table:table-cell office:value-type="float" office:value="52.1854083" calcext:value-type="float">
            <text:p>52.1854083</text:p>
          </table:table-cell>
          <table:table-cell office:value-type="float" office:value="20.9052329076957" calcext:value-type="float">
            <text:p>20.9052329076957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</table:table-row>
        <table:table-row table:style-name="ro1">
          <table:table-cell office:value-type="string" calcext:value-type="string">
            <text:p>"SPOŁEM" WARSZAWSKA SPÓŁDZIELNIA SPOŻYWCÓW WOLA</text:p>
          </table:table-cell>
          <table:table-cell office:value-type="float" office:value="90235" calcext:value-type="float">
            <text:p>90235</text:p>
          </table:table-cell>
          <table:table-cell office:value-type="float" office:value="5250005320" calcext:value-type="float">
            <text:p>5250005320</text:p>
          </table:table-cell>
          <table:table-cell office:value-type="float" office:value="88028300000" calcext:value-type="float">
            <text:p>88028300000</text:p>
          </table:table-cell>
          <table:table-cell office:value-type="string" calcext:value-type="string">
            <text:p>WOLSKA 84/86</text:p>
          </table:table-cell>
          <table:table-cell office:value-type="string" calcext:value-type="string">
            <text:p>01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2</text:p>
          </table:table-cell>
          <table:table-cell office:value-type="float" office:value="52.2322771" calcext:value-type="float">
            <text:p>52.2322771</text:p>
          </table:table-cell>
          <table:table-cell office:value-type="float" office:value="20.9595129" calcext:value-type="float">
            <text:p>20.9595129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</table:table-row>
        <table:table-row table:style-name="ro1">
          <table:table-cell office:value-type="string" calcext:value-type="string">
            <text:p>"SPOŁEM" WARSZAWSKA SPÓŁDZIELNIA SPOŻYWCÓW "ŻOLIBORZ"</text:p>
          </table:table-cell>
          <table:table-cell office:value-type="float" office:value="86882" calcext:value-type="float">
            <text:p>86882</text:p>
          </table:table-cell>
          <table:table-cell office:value-type="float" office:value="5250010539" calcext:value-type="float">
            <text:p>5250010539</text:p>
          </table:table-cell>
          <table:table-cell office:value-type="float" office:value="88029000000" calcext:value-type="float">
            <text:p>88029000000</text:p>
          </table:table-cell>
          <table:table-cell office:value-type="string" calcext:value-type="string">
            <text:p>SŁOWACKIEGO 16/18</text:p>
          </table:table-cell>
          <table:table-cell office:value-type="string" calcext:value-type="string">
            <text:p>01-6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70076" calcext:value-type="float">
            <text:p>52.270076</text:p>
          </table:table-cell>
          <table:table-cell office:value-type="float" office:value="20.9821595443048" calcext:value-type="float">
            <text:p>20.9821595443048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</table:table-row>
        <table:table-row table:style-name="ro1">
          <table:table-cell office:value-type="string" calcext:value-type="string">
            <text:p>SPÓŁDZIELNIA PRACY USŁUG PRALNICZYCH I PORZĄDKOWYCH "PRACA KOBIET"</text:p>
          </table:table-cell>
          <table:table-cell office:value-type="float" office:value="86502" calcext:value-type="float">
            <text:p>86502</text:p>
          </table:table-cell>
          <table:table-cell office:value-type="float" office:value="5250005633" calcext:value-type="float">
            <text:p>5250005633</text:p>
          </table:table-cell>
          <table:table-cell office:value-type="float" office:value="87394600000" calcext:value-type="float">
            <text:p>87394600000</text:p>
          </table:table-cell>
          <table:table-cell office:value-type="string" calcext:value-type="string">
            <text:p>SASKA 47/49</text:p>
          </table:table-cell>
          <table:table-cell office:value-type="string" calcext:value-type="string">
            <text:p>03-9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272317" calcext:value-type="float">
            <text:p>52.2272317</text:p>
          </table:table-cell>
          <table:table-cell office:value-type="float" office:value="21.0633485441696" calcext:value-type="float">
            <text:p>21.0633485441696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</table:table-row>
        <table:table-row table:style-name="ro1">
          <table:table-cell office:value-type="string" calcext:value-type="string">
            <text:p>SPÓŁDZIELNIA PRACY "SKALA"</text:p>
          </table:table-cell>
          <table:table-cell office:value-type="float" office:value="56888" calcext:value-type="float">
            <text:p>56888</text:p>
          </table:table-cell>
          <table:table-cell office:value-type="float" office:value="5250001368" calcext:value-type="float">
            <text:p>5250001368</text:p>
          </table:table-cell>
          <table:table-cell office:value-type="float" office:value="42166400000" calcext:value-type="float">
            <text:p>42166400000</text:p>
          </table:table-cell>
          <table:table-cell office:value-type="string" calcext:value-type="string">
            <text:p>GIZÓW 6</text:p>
          </table:table-cell>
          <table:table-cell office:value-type="string" calcext:value-type="string">
            <text:p>01-2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1.2002</text:p>
          </table:table-cell>
          <table:table-cell office:value-type="float" office:value="52.2257165" calcext:value-type="float">
            <text:p>52.2257165</text:p>
          </table:table-cell>
          <table:table-cell office:value-type="float" office:value="20.9451892" calcext:value-type="float">
            <text:p>20.9451892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</table:table-row>
        <table:table-row table:style-name="ro1">
          <table:table-cell office:value-type="string" calcext:value-type="string">
            <text:p>SPÓŁDZIELNIA OGRODNICZA "CHODAKOWSKA"</text:p>
          </table:table-cell>
          <table:table-cell office:value-type="float" office:value="82576" calcext:value-type="float">
            <text:p>82576</text:p>
          </table:table-cell>
          <table:table-cell office:value-type="float" office:value="5250005076" calcext:value-type="float">
            <text:p>5250005076</text:p>
          </table:table-cell>
          <table:table-cell office:value-type="float" office:value="1205858500000" calcext:value-type="float">
            <text:p>1205858500000</text:p>
          </table:table-cell>
          <table:table-cell office:value-type="string" calcext:value-type="string">
            <text:p>CHODAKOWSKA 53/57</text:p>
          </table:table-cell>
          <table:table-cell office:value-type="string" calcext:value-type="string">
            <text:p>03-8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530958" calcext:value-type="float">
            <text:p>52.2530958</text:p>
          </table:table-cell>
          <table:table-cell office:value-type="float" office:value="21.0644570655297" calcext:value-type="float">
            <text:p>21.0644570655297</text:p>
          </table:table-cell>
        </table:table-row>
        <table:table-row table:style-name="ro1">
          <table:table-cell office:value-type="string" calcext:value-type="string">
            <text:p>WARSZAWSKI BANK SPÓŁDZIELCZY</text:p>
          </table:table-cell>
          <table:table-cell office:value-type="float" office:value="82262" calcext:value-type="float">
            <text:p>82262</text:p>
          </table:table-cell>
          <table:table-cell office:value-type="float" office:value="5250006176" calcext:value-type="float">
            <text:p>5250006176</text:p>
          </table:table-cell>
          <table:table-cell office:value-type="float" office:value="50964300000" calcext:value-type="float">
            <text:p>50964300000</text:p>
          </table:table-cell>
          <table:table-cell office:value-type="string" calcext:value-type="string">
            <text:p>FIELDORFA 5A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2345615" calcext:value-type="float">
            <text:p>52.22345615</text:p>
          </table:table-cell>
          <table:table-cell office:value-type="float" office:value="21.0908176873866" calcext:value-type="float">
            <text:p>21.0908176873866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</table:table-row>
        <table:table-row table:style-name="ro1">
          <table:table-cell office:value-type="string" calcext:value-type="string">
            <text:p>"SPOŁEM" WARSZAWSKA SPÓŁDZIELNIA SPOŻYWCÓW PRAGA - PÓŁNOC</text:p>
          </table:table-cell>
          <table:table-cell office:value-type="float" office:value="80499" calcext:value-type="float">
            <text:p>80499</text:p>
          </table:table-cell>
          <table:table-cell office:value-type="float" office:value="5250010597" calcext:value-type="float">
            <text:p>5250010597</text:p>
          </table:table-cell>
          <table:table-cell office:value-type="float" office:value="88026000000" calcext:value-type="float">
            <text:p>88026000000</text:p>
          </table:table-cell>
          <table:table-cell office:value-type="string" calcext:value-type="string">
            <text:p>ŁABISZYŃSKA 16</text:p>
          </table:table-cell>
          <table:table-cell office:value-type="string" calcext:value-type="string">
            <text:p>03-3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29586515" calcext:value-type="float">
            <text:p>52.29586515</text:p>
          </table:table-cell>
          <table:table-cell office:value-type="float" office:value="21.0335221571457" calcext:value-type="float">
            <text:p>21.0335221571457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</table:table-row>
        <table:table-row table:style-name="ro1">
          <table:table-cell office:value-type="string" calcext:value-type="string">
            <text:p>OGÓLNOKRAJOWA SPÓŁDZIELNIA TURYSTYCZNA "GROMADA"</text:p>
          </table:table-cell>
          <table:table-cell office:value-type="float" office:value="76030" calcext:value-type="float">
            <text:p>76030</text:p>
          </table:table-cell>
          <table:table-cell office:value-type="float" office:value="5250007968" calcext:value-type="float">
            <text:p>5250007968</text:p>
          </table:table-cell>
          <table:table-cell office:value-type="float" office:value="33293700000" calcext:value-type="float">
            <text:p>33293700000</text:p>
          </table:table-cell>
          <table:table-cell office:value-type="string" calcext:value-type="string">
            <text:p>PLAC POWSTAŃCÓW WARSZAWY 2</text:p>
          </table:table-cell>
          <table:table-cell office:value-type="string" calcext:value-type="string">
            <text:p>00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1</text:p>
          </table:table-cell>
          <table:table-cell office:value-type="float" office:value="52.2343087" calcext:value-type="float">
            <text:p>52.2343087</text:p>
          </table:table-cell>
          <table:table-cell office:value-type="float" office:value="21.014315" calcext:value-type="float">
            <text:p>21.014315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</table:table-row>
        <table:table-row table:style-name="ro1">
          <table:table-cell office:value-type="string" calcext:value-type="string">
            <text:p>SPÓŁDZIELNIA PRACY "ARGO - FILM"</text:p>
          </table:table-cell>
          <table:table-cell office:value-type="float" office:value="72720" calcext:value-type="float">
            <text:p>72720</text:p>
          </table:table-cell>
          <table:table-cell office:value-type="float" office:value="5250001925" calcext:value-type="float">
            <text:p>5250001925</text:p>
          </table:table-cell>
          <table:table-cell office:value-type="float" office:value="42389300000" calcext:value-type="float">
            <text:p>42389300000</text:p>
          </table:table-cell>
          <table:table-cell office:value-type="string" calcext:value-type="string">
            <text:p>UL. RYŻOWA 33 A, 10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2.2001</text:p>
          </table:table-cell>
          <table:table-cell office:value-type="float" office:value="52.193413" calcext:value-type="float">
            <text:p>52.193413</text:p>
          </table:table-cell>
          <table:table-cell office:value-type="float" office:value="20.9096677960041" calcext:value-type="float">
            <text:p>20.9096677960041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</table:table-row>
        <table:table-row table:style-name="ro1">
          <table:table-cell office:value-type="string" calcext:value-type="string">
            <text:p>SPÓŁDZIELNIA PRACY "ORION"</text:p>
          </table:table-cell>
          <table:table-cell office:value-type="float" office:value="68478" calcext:value-type="float">
            <text:p>68478</text:p>
          </table:table-cell>
          <table:table-cell office:value-type="float" office:value="5250010410" calcext:value-type="float">
            <text:p>5250010410</text:p>
          </table:table-cell>
          <table:table-cell office:value-type="float" office:value="42202000000" calcext:value-type="float">
            <text:p>42202000000</text:p>
          </table:table-cell>
          <table:table-cell office:value-type="string" calcext:value-type="string">
            <text:p>MANGALIA 4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1</text:p>
          </table:table-cell>
          <table:table-cell office:value-type="float" office:value="52.1872607" calcext:value-type="float">
            <text:p>52.1872607</text:p>
          </table:table-cell>
          <table:table-cell office:value-type="float" office:value="21.0465796" calcext:value-type="float">
            <text:p>21.0465796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</table:table-row>
        <table:table-row table:style-name="ro1">
          <table:table-cell office:value-type="string" calcext:value-type="string">
            <text:p>SPÓŁDZIELNIA PRACY SPECJALISTÓW RENTGENOLOGÓW IM. PROF. WITOLDA ZAWADOWSKIEGO</text:p>
          </table:table-cell>
          <table:table-cell office:value-type="float" office:value="65332" calcext:value-type="float">
            <text:p>65332</text:p>
          </table:table-cell>
          <table:table-cell office:value-type="float" office:value="5250005768" calcext:value-type="float">
            <text:p>5250005768</text:p>
          </table:table-cell>
          <table:table-cell office:value-type="float" office:value="84094100000" calcext:value-type="float">
            <text:p>84094100000</text:p>
          </table:table-cell>
          <table:table-cell office:value-type="string" calcext:value-type="string">
            <text:p>WARYŃSKIEGO 9</text:p>
          </table:table-cell>
          <table:table-cell office:value-type="string" calcext:value-type="string">
            <text:p>00-6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1.2001</text:p>
          </table:table-cell>
          <table:table-cell office:value-type="float" office:value="52.220425" calcext:value-type="float">
            <text:p>52.220425</text:p>
          </table:table-cell>
          <table:table-cell office:value-type="float" office:value="21.0150246" calcext:value-type="float">
            <text:p>21.0150246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</table:table-row>
        <table:table-row table:style-name="ro1">
          <table:table-cell office:value-type="string" calcext:value-type="string">
            <text:p>KRAJOWY ZWIĄZEK REWIZYJNY SPÓŁDZIELNI SPOŻYWCÓW "SPOŁEM"</text:p>
          </table:table-cell>
          <table:table-cell office:value-type="float" office:value="54061" calcext:value-type="float">
            <text:p>54061</text:p>
          </table:table-cell>
          <table:table-cell office:value-type="float" office:value="5250007690" calcext:value-type="float">
            <text:p>5250007690</text:p>
          </table:table-cell>
          <table:table-cell office:value-type="float" office:value="1210207900000" calcext:value-type="float">
            <text:p>1210207900000</text:p>
          </table:table-cell>
          <table:table-cell office:value-type="string" calcext:value-type="string">
            <text:p>GRAŻYNY 13/15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038215" calcext:value-type="float">
            <text:p>52.2038215</text:p>
          </table:table-cell>
          <table:table-cell office:value-type="float" office:value="21.0208395" calcext:value-type="float">
            <text:p>21.0208395</text:p>
          </table:table-cell>
        </table:table-row>
        <table:table-row table:style-name="ro1">
          <table:table-cell office:value-type="string" calcext:value-type="string">
            <text:p>SPÓŁDZIELNIA ŚWIT</text:p>
          </table:table-cell>
          <table:table-cell office:value-type="float" office:value="53930" calcext:value-type="float">
            <text:p>53930</text:p>
          </table:table-cell>
          <table:table-cell office:value-type="float" office:value="5250002132" calcext:value-type="float">
            <text:p>5250002132</text:p>
          </table:table-cell>
          <table:table-cell office:value-type="float" office:value="45565700000" calcext:value-type="float">
            <text:p>45565700000</text:p>
          </table:table-cell>
          <table:table-cell office:value-type="string" calcext:value-type="string">
            <text:p>TAŚMOWA 1</text:p>
          </table:table-cell>
          <table:table-cell office:value-type="string" calcext:value-type="string">
            <text:p>02-6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0.2001</text:p>
          </table:table-cell>
          <table:table-cell office:value-type="float" office:value="52.17791875" calcext:value-type="float">
            <text:p>52.17791875</text:p>
          </table:table-cell>
          <table:table-cell office:value-type="float" office:value="20.9885850342064" calcext:value-type="float">
            <text:p>20.9885850342064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</table:table-row>
        <table:table-row table:style-name="ro1">
          <table:table-cell office:value-type="string" calcext:value-type="string">
            <text:p>SPÓŁDZIELNIA PIEKARSKO-CIASTKARSKA W WARSZAWIE</text:p>
          </table:table-cell>
          <table:table-cell office:value-type="float" office:value="53005" calcext:value-type="float">
            <text:p>53005</text:p>
          </table:table-cell>
          <table:table-cell office:value-type="float" office:value="5250001658" calcext:value-type="float">
            <text:p>5250001658</text:p>
          </table:table-cell>
          <table:table-cell office:value-type="float" office:value="106227900000" calcext:value-type="float">
            <text:p>106227900000</text:p>
          </table:table-cell>
          <table:table-cell office:value-type="string" calcext:value-type="string">
            <text:p>KRAKOWIAKÓW 103</text:p>
          </table:table-cell>
          <table:table-cell office:value-type="string" calcext:value-type="string">
            <text:p>02-2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1905841" calcext:value-type="float">
            <text:p>52.1905841</text:p>
          </table:table-cell>
          <table:table-cell office:value-type="float" office:value="20.9333417463206" calcext:value-type="float">
            <text:p>20.9333417463206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</table:table-row>
        <table:table-row table:style-name="ro1">
          <table:table-cell office:value-type="string" calcext:value-type="string">
            <text:p>SPÓŁDZIELNIA SPOŻYWCÓW "SUPERSAM"</text:p>
          </table:table-cell>
          <table:table-cell office:value-type="float" office:value="50738" calcext:value-type="float">
            <text:p>50738</text:p>
          </table:table-cell>
          <table:table-cell office:value-type="float" office:value="5250005142" calcext:value-type="float">
            <text:p>5250005142</text:p>
          </table:table-cell>
          <table:table-cell office:value-type="float" office:value="1203458000000" calcext:value-type="float">
            <text:p>1203458000000</text:p>
          </table:table-cell>
          <table:table-cell office:value-type="string" calcext:value-type="string">
            <text:p>UL. RACŁAWICKA 146</text:p>
          </table:table-cell>
          <table:table-cell office:value-type="string" calcext:value-type="string">
            <text:p>02-1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1</text:p>
          </table:table-cell>
          <table:table-cell office:value-type="float" office:value="52.1987658" calcext:value-type="float">
            <text:p>52.1987658</text:p>
          </table:table-cell>
          <table:table-cell office:value-type="float" office:value="20.9787513" calcext:value-type="float">
            <text:p>20.9787513</text:p>
          </table:table-cell>
        </table:table-row>
        <table:table-row table:style-name="ro1">
          <table:table-cell office:value-type="string" calcext:value-type="string">
            <text:p>SPÓŁDZIELNIA WYDAWNICZA "CZYTELNIK"</text:p>
          </table:table-cell>
          <table:table-cell office:value-type="float" office:value="51118" calcext:value-type="float">
            <text:p>51118</text:p>
          </table:table-cell>
          <table:table-cell office:value-type="float" office:value="5250003982" calcext:value-type="float">
            <text:p>5250003982</text:p>
          </table:table-cell>
          <table:table-cell office:value-type="float" office:value="27567100000" calcext:value-type="float">
            <text:p>27567100000</text:p>
          </table:table-cell>
          <table:table-cell office:value-type="string" calcext:value-type="string">
            <text:p>WIEJSKA 12A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1</text:p>
          </table:table-cell>
          <table:table-cell office:value-type="float" office:value="52.22644315" calcext:value-type="float">
            <text:p>52.22644315</text:p>
          </table:table-cell>
          <table:table-cell office:value-type="float" office:value="21.0256704554029" calcext:value-type="float">
            <text:p>21.0256704554029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</table:table-row>
        <table:table-row table:style-name="ro1">
          <table:table-cell office:value-type="string" calcext:value-type="string">
            <text:p>SKŁADNICA IMPORTOWA ARTYKUŁÓW PRZEMYSŁOWYCH "SAMOPOMOC" SPÓŁDZIELNIA OSÓB PRAWNYCH</text:p>
          </table:table-cell>
          <table:table-cell office:value-type="float" office:value="41916" calcext:value-type="float">
            <text:p>41916</text:p>
          </table:table-cell>
          <table:table-cell office:value-type="float" office:value="5250005202" calcext:value-type="float">
            <text:p>5250005202</text:p>
          </table:table-cell>
          <table:table-cell office:value-type="float" office:value="38470400000" calcext:value-type="float">
            <text:p>38470400000</text:p>
          </table:table-cell>
          <table:table-cell office:value-type="string" calcext:value-type="string">
            <text:p>MARYNARSKA 14</text:p>
          </table:table-cell>
          <table:table-cell office:value-type="string" calcext:value-type="string">
            <text:p>02-6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1</text:p>
          </table:table-cell>
          <table:table-cell office:value-type="float" office:value="52.1816756" calcext:value-type="float">
            <text:p>52.1816756</text:p>
          </table:table-cell>
          <table:table-cell office:value-type="float" office:value="20.9904326" calcext:value-type="float">
            <text:p>20.9904326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</table:table-row>
        <table:table-row table:style-name="ro1">
          <table:table-cell office:value-type="string" calcext:value-type="string">
            <text:p>SPÓŁDZIELNIA "WOLA"</text:p>
          </table:table-cell>
          <table:table-cell office:value-type="float" office:value="36462" calcext:value-type="float">
            <text:p>36462</text:p>
          </table:table-cell>
          <table:table-cell office:value-type="float" office:value="5250002273" calcext:value-type="float">
            <text:p>5250002273</text:p>
          </table:table-cell>
          <table:table-cell office:value-type="float" office:value="70633200000" calcext:value-type="float">
            <text:p>70633200000</text:p>
          </table:table-cell>
          <table:table-cell office:value-type="string" calcext:value-type="string">
            <text:p>GRZYBOWSKA 76/78</text:p>
          </table:table-cell>
          <table:table-cell office:value-type="string" calcext:value-type="string">
            <text:p>00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8.2001</text:p>
          </table:table-cell>
          <table:table-cell office:value-type="float" office:value="52.2337223" calcext:value-type="float">
            <text:p>52.2337223</text:p>
          </table:table-cell>
          <table:table-cell office:value-type="float" office:value="20.9849744" calcext:value-type="float">
            <text:p>20.9849744</text:p>
          </table:table-cell>
        </table:table-row>
        <table:table-row table:style-name="ro1">
          <table:table-cell office:value-type="string" calcext:value-type="string">
            <text:p>HANDLOWA SPÓŁDZIELNIA PRACY"HURT"</text:p>
          </table:table-cell>
          <table:table-cell office:value-type="float" office:value="32102" calcext:value-type="float">
            <text:p>32102</text:p>
          </table:table-cell>
          <table:table-cell office:value-type="float" office:value="5250005372" calcext:value-type="float">
            <text:p>5250005372</text:p>
          </table:table-cell>
          <table:table-cell office:value-type="float" office:value="217895000000" calcext:value-type="float">
            <text:p>217895000000</text:p>
          </table:table-cell>
          <table:table-cell office:value-type="string" calcext:value-type="string">
            <text:p>WOLSKA 84/86</text:p>
          </table:table-cell>
          <table:table-cell office:value-type="string" calcext:value-type="string">
            <text:p>01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8.2001</text:p>
          </table:table-cell>
          <table:table-cell office:value-type="float" office:value="52.2322771" calcext:value-type="float">
            <text:p>52.2322771</text:p>
          </table:table-cell>
          <table:table-cell office:value-type="float" office:value="20.9595129" calcext:value-type="float">
            <text:p>20.9595129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</table:table-row>
        <table:table-row table:style-name="ro1">
          <table:table-cell office:value-type="string" calcext:value-type="string">
            <text:p>KOSMETYCZNO-LEKARSKA SPÓŁDZIELNIA PRACY "IZIS"</text:p>
          </table:table-cell>
          <table:table-cell office:value-type="float" office:value="26036" calcext:value-type="float">
            <text:p>26036</text:p>
          </table:table-cell>
          <table:table-cell office:value-type="float" office:value="5250005745" calcext:value-type="float">
            <text:p>5250005745</text:p>
          </table:table-cell>
          <table:table-cell office:value-type="float" office:value="42273500000" calcext:value-type="float">
            <text:p>42273500000</text:p>
          </table:table-cell>
          <table:table-cell office:value-type="string" calcext:value-type="string">
            <text:p>ŚNIADECKICH 21, 16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1004" calcext:value-type="float">
            <text:p>52.2201004</text:p>
          </table:table-cell>
          <table:table-cell office:value-type="float" office:value="21.0130835" calcext:value-type="float">
            <text:p>21.0130835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</table:table-row>
        <table:table-row table:style-name="ro1">
          <table:table-cell office:value-type="string" calcext:value-type="string">
            <text:p>"SPOŁEM" WARSZAWSKA SPÓŁDZIELNIA SPOŻYWCÓW PRAGA POŁUDNIE</text:p>
          </table:table-cell>
          <table:table-cell office:value-type="float" office:value="20644" calcext:value-type="float">
            <text:p>20644</text:p>
          </table:table-cell>
          <table:table-cell office:value-type="float" office:value="5250004728" calcext:value-type="float">
            <text:p>5250004728</text:p>
          </table:table-cell>
          <table:table-cell office:value-type="float" office:value="88025400000" calcext:value-type="float">
            <text:p>88025400000</text:p>
          </table:table-cell>
          <table:table-cell office:value-type="string" calcext:value-type="string">
            <text:p>UL. GROCHOWSKA 207, U8</text:p>
          </table:table-cell>
          <table:table-cell office:value-type="string" calcext:value-type="string">
            <text:p>04-0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1</text:p>
          </table:table-cell>
          <table:table-cell office:value-type="float" office:value="52.2441539" calcext:value-type="float">
            <text:p>52.2441539</text:p>
          </table:table-cell>
          <table:table-cell office:value-type="float" office:value="21.0859997" calcext:value-type="float">
            <text:p>21.0859997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</table:table-row>
        <table:table-row table:style-name="ro1">
          <table:table-cell office:value-type="string" calcext:value-type="string">
            <text:p>WARSZAWSKA SPÓŁDZIELNIA GASTRONOMICZNA"CENTRUM"</text:p>
          </table:table-cell>
          <table:table-cell office:value-type="float" office:value="16748" calcext:value-type="float">
            <text:p>16748</text:p>
          </table:table-cell>
          <table:table-cell office:value-type="float" office:value="5250004964" calcext:value-type="float">
            <text:p>5250004964</text:p>
          </table:table-cell>
          <table:table-cell office:value-type="float" office:value="140776100000" calcext:value-type="float">
            <text:p>140776100000</text:p>
          </table:table-cell>
          <table:table-cell office:value-type="string" calcext:value-type="string">
            <text:p>WIDOK 24</text:p>
          </table:table-cell>
          <table:table-cell office:value-type="string" calcext:value-type="string">
            <text:p>00-0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3119995" calcext:value-type="float">
            <text:p>52.23119995</text:p>
          </table:table-cell>
          <table:table-cell office:value-type="float" office:value="21.0125602051559" calcext:value-type="float">
            <text:p>21.0125602051559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</table:table-row>
        <table:table-row table:style-name="ro1">
          <table:table-cell office:value-type="string" calcext:value-type="string">
            <text:p>WARSZAWSKIE ZAKŁADY KALETNICZE "NOMA" SPÓŁDZIELNIA INWALIDÓW</text:p>
          </table:table-cell>
          <table:table-cell office:value-type="float" office:value="16219" calcext:value-type="float">
            <text:p>16219</text:p>
          </table:table-cell>
          <table:table-cell office:value-type="float" office:value="5250002072" calcext:value-type="float">
            <text:p>5250002072</text:p>
          </table:table-cell>
          <table:table-cell office:value-type="float" office:value="45577500000" calcext:value-type="float">
            <text:p>45577500000</text:p>
          </table:table-cell>
          <table:table-cell office:value-type="string" calcext:value-type="string">
            <text:p>KORKOWA 167</text:p>
          </table:table-cell>
          <table:table-cell office:value-type="string" calcext:value-type="string">
            <text:p>04-5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06.2001</text:p>
          </table:table-cell>
          <table:table-cell office:value-type="float" office:value="52.2419837" calcext:value-type="float">
            <text:p>52.2419837</text:p>
          </table:table-cell>
          <table:table-cell office:value-type="float" office:value="21.1623309955422" calcext:value-type="float">
            <text:p>21.1623309955422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</table:table-row>
        <table:table-row table:style-name="ro1">
          <table:table-cell office:value-type="string" calcext:value-type="string">
            <text:p>"SPOŁEM" WARSZAWSKA SPÓŁDZIELNIA SPOŻYWCÓW ŚRÓDMIEŚCIE</text:p>
          </table:table-cell>
          <table:table-cell office:value-type="float" office:value="10740" calcext:value-type="float">
            <text:p>10740</text:p>
          </table:table-cell>
          <table:table-cell office:value-type="float" office:value="5250004906" calcext:value-type="float">
            <text:p>5250004906</text:p>
          </table:table-cell>
          <table:table-cell office:value-type="float" office:value="88027700000" calcext:value-type="float">
            <text:p>88027700000</text:p>
          </table:table-cell>
          <table:table-cell office:value-type="string" calcext:value-type="string">
            <text:p>NOWY ŚWIAT 53</text:p>
          </table:table-cell>
          <table:table-cell office:value-type="string" calcext:value-type="string">
            <text:p>00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5.2001</text:p>
          </table:table-cell>
          <table:table-cell office:value-type="float" office:value="52.23574195" calcext:value-type="float">
            <text:p>52.23574195</text:p>
          </table:table-cell>
          <table:table-cell office:value-type="float" office:value="21.0180431358935" calcext:value-type="float">
            <text:p>21.0180431358935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9T21:39:04.004512923</dc:date>
    <meta:editing-duration>PT45M50S</meta:editing-duration>
    <meta:editing-cycles>4</meta:editing-cycles>
    <meta:generator>LibreOffice/7.3.7.2$Linux_X86_64 LibreOffice_project/30$Build-2</meta:generator>
    <meta:document-statistic meta:table-count="1" meta:cell-count="4920" meta:object-count="0"/>
  </office:meta>
</office:document-meta>
</file>